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Standard">
      <style:paragraph-properties fo:text-align="justify" style:justify-single-word="false"/>
      <style:text-properties fo:font-size="12pt" fo:language="en" fo:country="GB" fo:font-weight="bold" style:font-size-asian="12pt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GB" fo:font-weight="bold" style:font-size-asian="12pt" style:font-weight-asian="bold"/>
    </style:style>
    <style:style style:name="P4" style:family="paragraph" style:parent-style-name="Standard">
      <style:paragraph-properties fo:margin-left="0in" fo:margin-right="0in" fo:text-align="justify" style:justify-single-word="false" fo:text-indent="0.1972in" style:auto-text-indent="false"/>
    </style:style>
    <style:style style:name="P5" style:family="paragraph" style:parent-style-name="Standard">
      <style:paragraph-properties fo:margin-left="0in" fo:margin-right="0in" fo:text-align="end" style:justify-single-word="false" fo:text-indent="0.1972in" style:auto-text-indent="false"/>
    </style:style>
    <style:style style:name="P6" style:family="paragraph" style:parent-style-name="Text_20_body_20_indent">
      <style:paragraph-properties fo:margin-left="0in" fo:margin-right="0in" fo:line-height="100%" fo:text-indent="0in" style:auto-text-indent="false"/>
    </style:style>
    <style:style style:name="P7" style:family="paragraph" style:parent-style-name="Standard">
      <style:paragraph-properties fo:margin-left="0in" fo:margin-right="0in" fo:text-align="justify" style:justify-single-word="false" fo:text-indent="0.1972in" style:auto-text-indent="false">
        <style:tab-stops>
          <style:tab-stop style:position="6.202in"/>
        </style:tab-stops>
      </style:paragraph-properties>
    </style:style>
    <style:style style:name="P8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fo:font-size="12pt" fo:language="en" fo:country="GB" style:font-size-asian="12pt"/>
    </style:style>
    <style:style style:name="P9" style:family="paragraph" style:parent-style-name="Footnote">
      <style:paragraph-properties fo:margin-left="0in" fo:margin-right="0.1173in" fo:text-align="justify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text-indent="0.1972in" style:auto-text-indent="false"/>
      <style:text-properties fo:font-size="12pt" fo:language="en" fo:country="GB" style:font-size-asian="12pt" style:font-size-complex="12pt"/>
    </style:style>
    <style:style style:name="P11" style:family="paragraph" style:parent-style-name="Standard">
      <style:paragraph-properties fo:margin-left="0in" fo:margin-right="0in" fo:text-align="end" style:justify-single-word="false" fo:text-indent="0.1972in" style:auto-text-indent="false"/>
      <style:text-properties fo:font-size="12pt" fo:language="en" fo:country="GB" style:font-size-asian="12pt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justify" style:justify-single-word="false"/>
      <style:text-properties fo:font-size="12pt" fo:language="en" fo:country="GB" style:font-size-asian="12pt" style:font-size-complex="12pt"/>
    </style:style>
    <style:style style:name="P14" style:family="paragraph" style:parent-style-name="Heading_20_5">
      <style:paragraph-properties fo:margin-left="0in" fo:margin-right="0in" fo:line-height="100%" fo:text-indent="0in" style:auto-text-indent="false">
        <style:tab-stops/>
      </style:paragraph-properties>
    </style:style>
    <style:style style:name="P15" style:family="paragraph" style:parent-style-name="Standard">
      <style:text-properties fo:font-size="12pt" fo:language="en" fo:country="GB" style:font-size-asian="12pt" style:font-size-complex="12pt"/>
    </style:style>
    <style:style style:name="P16" style:family="paragraph" style:parent-style-name="Standard">
      <style:paragraph-properties fo:margin-left="0.1299in" fo:margin-right="0.0201in" fo:text-align="justify" style:justify-single-word="false" fo:text-indent="-0.1299in" style:auto-text-indent="false">
        <style:tab-stops>
          <style:tab-stop style:position="2.8299in"/>
          <style:tab-stop style:position="5.7898in"/>
        </style:tab-stops>
      </style:paragraph-properties>
    </style:style>
    <style:style style:name="P17" style:family="paragraph" style:parent-style-name="Standard">
      <style:paragraph-properties fo:margin-left="0.1299in" fo:margin-right="0in" fo:text-indent="-0.1299in" style:auto-text-indent="false"/>
      <style:text-properties fo:font-size="12pt" fo:language="en" fo:country="US" style:font-size-asian="12pt" style:font-size-complex="12pt"/>
    </style:style>
    <style:style style:name="P18" style:family="paragraph" style:parent-style-name="Standard">
      <style:text-properties fo:font-size="12pt" fo:language="en" fo:country="US" style:font-size-asian="12pt" style:font-size-complex="12pt"/>
    </style:style>
    <style:style style:name="T1" style:family="text">
      <style:text-properties fo:font-size="12pt" fo:language="en" fo:country="GB" style:font-size-asian="12pt"/>
    </style:style>
    <style:style style:name="T2" style:family="text">
      <style:text-properties fo:font-size="12pt" fo:language="en" fo:country="GB" fo:font-style="italic" style:font-size-asian="12pt" style:font-style-asian="italic" style:font-style-complex="italic"/>
    </style:style>
    <style:style style:name="T3" style:family="text">
      <style:text-properties style:text-position="sub 58%" fo:font-size="12pt" fo:language="en" fo:country="GB" style:font-size-asian="12pt"/>
    </style:style>
    <style:style style:name="T4" style:family="text">
      <style:text-properties style:font-name="Symbol" fo:font-size="12pt" fo:language="en" fo:country="GB" fo:font-style="italic" style:font-size-asian="12pt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b 58%"/>
    </style:style>
    <style:style style:name="T7" style:family="text">
      <style:text-properties style:text-position="sub 58%" fo:font-size="12pt" fo:language="en" fo:country="GB" fo:font-style="italic" style:font-size-asian="12pt" style:font-style-asian="italic" style:font-style-complex="italic"/>
    </style:style>
    <style:style style:name="T8" style:family="text">
      <style:text-properties style:text-position="super 58%" fo:font-size="12pt" fo:language="en" fo:country="GB" style:font-size-asian="12pt"/>
    </style:style>
    <style:style style:name="T9" style:family="text">
      <style:text-properties fo:font-size="12pt" fo:language="en" fo:country="GB" fo:font-weight="bold" style:font-size-asian="12pt" style:font-weight-asian="bold" style:font-weight-complex="bold"/>
    </style:style>
    <style:style style:name="T10" style:family="text" style:parent-style-name="Footnote_20_Symbol">
      <style:text-properties fo:font-size="12pt" fo:language="en" fo:country="GB" style:font-size-asian="12pt"/>
    </style:style>
    <style:style style:name="T11" style:family="text">
      <style:text-properties fo:language="en" fo:country="US"/>
    </style:style>
    <style:style style:name="T12" style:family="text">
      <style:text-properties fo:font-size="12pt" fo:language="en" fo:country="GB" style:font-size-asian="12pt" style:font-style-complex="italic"/>
    </style:style>
    <style:style style:name="T13" style:family="text">
      <style:text-properties style:font-name="Symbol" fo:font-size="12pt" fo:language="en" fo:country="GB" style:font-size-asian="12pt"/>
    </style:style>
    <style:style style:name="T14" style:family="text">
      <style:text-properties fo:font-size="12pt" fo:language="en" fo:country="GB" fo:font-style="italic" style:font-size-asian="12pt" style:font-style-asian="italic"/>
    </style:style>
    <style:style style:name="T15" style:family="text">
      <style:text-properties fo:font-size="12pt" fo:language="en" fo:country="GB" fo:font-weight="bold" style:font-size-asian="12pt" style:font-weight-asian="bold"/>
    </style:style>
    <style:style style:name="T16" style:family="text">
      <style:text-properties style:text-position="sub 58%" fo:font-size="12pt" fo:language="en" fo:country="GB" fo:font-weight="bold" style:font-size-asian="12pt" style:font-weight-asian="bold"/>
    </style:style>
    <style:style style:name="T17" style:family="text">
      <style:text-properties fo:language="en" fo:country="GB" fo:font-weight="bold" style:font-weight-asian="bold"/>
    </style:style>
    <style:style style:name="T18" style:family="text">
      <style:text-properties fo:font-size="12pt" fo:language="en" fo:country="GB" style:font-size-asian="12pt" style:font-size-complex="12pt"/>
    </style:style>
    <style:style style:name="T19" style:family="text">
      <style:text-properties style:font-size-complex="12pt"/>
    </style:style>
    <style:style style:name="T20" style:family="text">
      <style:text-properties fo:font-size="12pt" fo:language="en" fo:country="GB" fo:font-weight="bold" style:font-size-asian="12pt" style:font-weight-asian="bold" style:font-size-complex="12pt"/>
    </style:style>
    <style:style style:name="T21" style:family="text">
      <style:text-properties fo:font-size="12pt" fo:language="en" fo:country="GB" fo:font-style="italic" style:font-size-asian="12pt" style:font-style-asian="italic" style:font-size-complex="12pt"/>
    </style:style>
    <style:style style:name="T22" style:family="text">
      <style:text-properties style:text-position="sub 58%" fo:font-size="12pt" fo:language="en" fo:country="GB" fo:font-style="italic" style:font-size-asian="12pt" style:font-style-asian="italic" style:font-size-complex="12pt"/>
    </style:style>
    <style:style style:name="T23" style:family="text">
      <style:text-properties style:text-position="sub 58%" fo:font-size="12pt" fo:language="en" fo:country="GB" style:font-size-asian="12pt" style:font-size-complex="12pt"/>
    </style:style>
    <style:style style:name="T24" style:family="text">
      <style:text-properties fo:font-size="12pt" fo:language="en" fo:country="US" style:font-size-asian="12pt" style:font-size-complex="12pt" style:font-style-complex="italic" style:font-weight-complex="bold"/>
    </style:style>
    <style:style style:name="T25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26" style:family="text">
      <style:text-properties fo:font-size="12pt" fo:language="en" fo:country="US" style:font-size-asian="12pt" style:font-size-complex="12pt"/>
    </style:style>
    <style:style style:name="T27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fr1" style:family="graphic" style:parent-style-name="OLE">
      <style:graphic-properties fo:margin-left="0in" fo:margin-right="0in" style:vertical-pos="top" style:vertical-rel="baseline" fo:padding-left="0.1102in" fo:padding-right="0.1102in" fo:padding-top="0.0602in" fo:padding-bottom="0.0602in" fo:border="none"/>
    </style:style>
    <style:style style:name="fr2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astic constants.</text:p>
      <text:p text:style-name="P2"><text:span text:style-name="T1">(Document created by A.R. Oganov, many thanks to D.Vanderbilt and D.R. Hamann).</text:span></text:p>
      <text:p text:style-name="P3"/>
      <text:p text:style-name="P4"><text:span text:style-name="T1">Elastic constants characterise the ability of a material to deform under any small stresses. They can be described by a fourth-rank tensor </text:span><text:span text:style-name="T2">C</text:span><text:span text:style-name="T3">ijkl</text:span><text:span text:style-name="T1">, relating the second-rank stress tensor </text:span><text:span text:style-name="T4"></text:span><text:span text:style-name="T3">ij</text:span><text:span text:style-name="T1"> to the (also second-rank) strain tensor </text:span><text:span text:style-name="T2">e</text:span><text:span text:style-name="T3">kl</text:span><text:span text:style-name="T1"> via the generalised Hooke’s law: <text:s/></text:span></text:p>
      <text:p text:style-name="P5"><text:span text:style-name="T4"></text:span><text:span text:style-name="T3">ij</text:span><text:span text:style-name="T1"> = </text:span><text:span text:style-name="T2">C</text:span><text:span text:style-name="T3">ijkl</text:span><text:span text:style-name="T4"></text:span><text:span text:style-name="T3">kl</text:span><text:span text:style-name="T2"> </text:span><text:span text:style-name="T1">,</text:span><text:span text:style-name="T2"> <text:s text:c="49"/></text:span><text:span text:style-name="T1">{1}</text:span></text:p>
      <text:p text:style-name="P6">where multiplication follows the rules of tensor multiplication (see Nye, 1998). Equation {1} can be simplified using the Voigt notation (Nye, 1998), which represents the fourth-rank tensor <text:span text:style-name="T5">C</text:span><text:span text:style-name="T6">ijkl</text:span> by a square 6*6 matrix <text:span text:style-name="T5">C</text:span><text:span text:style-name="T6">mn</text:span>. In these notations, indices ‘11’, ‘22’, ‘33’, ‘12’, ’13’, ‘23’ are represented by only one symbol – 1, 2, 3, 6, 5, and 4, respectively. These notations significantly simplify all equations. So we write instead of {1}:</text:p>
      <text:p text:style-name="P5"><text:span text:style-name="T4"></text:span><text:span text:style-name="T3">i</text:span><text:span text:style-name="T1"> = </text:span><text:span text:style-name="T2">C</text:span><text:span text:style-name="T3">ij</text:span><text:span text:style-name="T4"></text:span><text:span text:style-name="T3">j</text:span><text:span text:style-name="T7"> </text:span><text:span text:style-name="T2"><text:s text:c="56"/></text:span><text:span text:style-name="T1">{2}</text:span></text:p>
      <text:p text:style-name="P4"><text:span text:style-name="T1">Note that infinitesimal strains are being used; in this limit all definitions of strain (e.g., Eulerian, Lagrangian, Hencky, etc.) become equivalent. Under a small strain, the lattice vectors </text:span><text:span text:style-name="T2">a</text:span><text:span text:style-name="T3">ij</text:span><text:span text:style-name="T2">’</text:span><text:span text:style-name="T1"> of the strained crystal is obtained from the old lattice vectors </text:span><text:span text:style-name="T2">a</text:span><text:span text:style-name="T3">ij</text:span><text:span text:style-name="T8">0</text:span><text:span text:style-name="T1"> and the strain tensor </text:span><text:span text:style-name="T2">e</text:span><text:span text:style-name="T3">ij</text:span><text:span text:style-name="T1"> using the relation:</text:span></text:p>
      <text:p text:style-name="P5"><text:span text:style-name="T2">a</text:span><text:span text:style-name="T3">ij</text:span><text:span text:style-name="T2">’ </text:span><text:span text:style-name="T1">= </text:span><text:span text:style-name="T2">(</text:span><text:span text:style-name="T4"></text:span><text:span text:style-name="T3">ij</text:span><text:span text:style-name="T2">+</text:span><text:span text:style-name="T4"></text:span><text:span text:style-name="T3">ij</text:span><text:span text:style-name="T1">)</text:span><text:span text:style-name="T2">a</text:span><text:span text:style-name="T3">ij</text:span><text:span text:style-name="T8">0</text:span><text:span text:style-name="T2"> </text:span><text:span text:style-name="T1"><text:s/>. <text:s text:c="46"/>{3}</text:span></text:p>
      <text:p text:style-name="P7"><text:span text:style-name="T1">In the original tensor notation and in the Voigt notation (Nye, 1998), the (</text:span><text:span text:style-name="T4"></text:span><text:span text:style-name="T3">ij</text:span><text:span text:style-name="T2">+e</text:span><text:span text:style-name="T3">ij</text:span><text:span text:style-name="T1">)</text:span><text:span text:style-name="T9"> </text:span><text:span text:style-name="T1">matrix is represented as follows:</text:span></text:p>
      <text:p text:style-name="P5"><text:span text:style-name="T7"><draw:frame draw:style-name="fr1" draw:name="Object1" text:anchor-type="as-char" svg:width="1.8398in" svg:height="0.776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 <text:s text:c="3"/></text:span><text:span text:style-name="T1">= </text:span><text:span text:style-name="T7"><draw:frame draw:style-name="fr1" draw:name="Object2" text:anchor-type="as-char" svg:width="1.6744in" svg:height="0.7764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"> <text:s text:c="2"/></text:span><text:span text:style-name="T2"><text:s text:c="17"/></text:span><text:span text:style-name="T1">{4}</text:span></text:p>
      <text:p text:style-name="P8">The Voigt notation allows one to write elastic constants conveniently as a symmetric 6*6 matrix. Voigt notation is sufficient in most situations; only in rare situations such as a general transformation of the coordinate system the full fourth-rank tensor representation must be used to derive the transformed elastic constants. </text:p>
      <text:p text:style-name="P4"><text:span text:style-name="T1">One can define the inverse tensor </text:span><text:span text:style-name="T2">S</text:span><text:span text:style-name="T3">ijkl</text:span><text:span text:style-name="T1"> (or, in Voigt notations, </text:span><text:span text:style-name="T2">S</text:span><text:span text:style-name="T3">ij </text:span><text:span text:style-name="T10"><text:note text:id="ftn1" text:note-class="footnote"><text:note-citation>1</text:note-citation><text:note-body><text:p text:style-name="P9"><text:span text:style-name="T11"><text:s/></text:span>Note that in Voigt notation <text:span text:style-name="T5">C</text:span><text:span text:style-name="T6">ijkl</text:span> = <text:span text:style-name="T5">C</text:span><text:span text:style-name="T6">mn</text:span>, but <text:span text:style-name="T5">S</text:span><text:span text:style-name="T6">ijkl</text:span> = <text:span text:style-name="T5">S</text:span><text:span text:style-name="T6">mn</text:span> only when <text:span text:style-name="T5">m</text:span> and <text:span text:style-name="T5">n</text:span> = 1,2, or 3; when either <text:span text:style-name="T5">m</text:span> or <text:span text:style-name="T5">n</text:span> = 4,5, or 6: 2<text:span text:style-name="T5">S</text:span><text:span text:style-name="T6">ijkl</text:span> = <text:span text:style-name="T5">S</text:span><text:span text:style-name="T6">mn</text:span>; when both <text:span text:style-name="T5">m</text:span> and <text:span text:style-name="T5">n</text:span> = 4,5, or 6: 4<text:span text:style-name="T5">S</text:span><text:span text:style-name="T6">ijkl</text:span> = <text:span text:style-name="T5">S</text:span><text:span text:style-name="T6">mn</text:span> (Nye, 1998).</text:p></text:note-body></text:note></text:span><text:span text:style-name="T1">), often called the elastic compliance tensor:</text:span></text:p>
      <text:p text:style-name="P5"><text:span text:style-name="T1">{</text:span><text:span text:style-name="T2">S</text:span><text:span text:style-name="T3">ijkl</text:span><text:span text:style-name="T1">} = {</text:span><text:span text:style-name="T2">C</text:span><text:span text:style-name="T3">ijkl</text:span><text:span text:style-name="T1">}</text:span><text:span text:style-name="T8">-1</text:span><text:span text:style-name="T1"> <text:s/>or {</text:span><text:span text:style-name="T2">S</text:span><text:span text:style-name="T3">ij</text:span><text:span text:style-name="T1">} = {</text:span><text:span text:style-name="T2">C</text:span><text:span text:style-name="T3">ij</text:span><text:span text:style-name="T1">}</text:span><text:span text:style-name="T8">-1</text:span><text:span text:style-name="T1"> <text:s text:c="34"/>{5}</text:span></text:p>
      <text:p text:style-name="P4"><text:span text:style-name="T1">The </text:span><text:span text:style-name="T2">S</text:span><text:span text:style-name="T3">ij</text:span><text:span text:style-name="T1"> tensor can be defined via the generalised Hooke’s law in its equivalent formulation:</text:span></text:p>
      <text:p text:style-name="P5"><text:span text:style-name="T4"></text:span><text:span text:style-name="T3">i</text:span><text:span text:style-name="T1"> = </text:span><text:span text:style-name="T2">S</text:span><text:span text:style-name="T3">ij</text:span><text:span text:style-name="T4"></text:span><text:span text:style-name="T3">j</text:span><text:span text:style-name="T7"> </text:span><text:span text:style-name="T2"><text:s text:c="53"/></text:span><text:span text:style-name="T1">{6}</text:span></text:p>
      <text:p text:style-name="P4"><text:span text:style-name="T1">There are two groups of experimental methods of measuring the elastic constants: 1) static and low-frequency methods (based on determination of stress-strain relations for static stresses) and 2) high-frequency, or dynamic, methods (e.g., ultrasonic methods, Brillouin spectroscopy, etc.). High-frequency methods generally enable much higher accuracy. Static measurements yield isothermal elastic constants (timescale of the experiment allows thermal equilibrium to be attained within the sample), high-frequency measurements give adiabatic constants (Belikov </text:span><text:span text:style-name="T2">et al.</text:span><text:span text:style-name="T1">, 1970). The difference, which is entirely due to anharmonic effects (see below), vanishes at 0 K. Adiabatic </text:span><text:span text:style-name="T2">C</text:span><text:span text:style-name="T3">ij</text:span><text:span text:style-name="T1"> are larger, usually by a few percent. The following thermodynamic equation gives the difference in terms of thermal pressure tensor </text:span><text:span text:style-name="T2">b</text:span><text:span text:style-name="T3">ij</text:span><text:span text:style-name="T1"> (Wallace, 1998):</text:span></text:p>
      <text:p text:style-name="P5"><text:span text:style-name="T2"><draw:frame draw:style-name="fr2" draw:name="Object3" text:anchor-type="as-char" svg:width="1.5555in" svg:height="0.429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 , <text:s text:c="40"/>{7}</text:span></text:p>
      <text:p text:style-name="P2"><text:span text:style-name="T1">where </text:span><text:span text:style-name="T1"><draw:frame draw:style-name="fr2" draw:name="Object4" text:anchor-type="as-char" svg:width="0.9217in" svg:height="0.429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is related to the thermal expansion tensor. For the bulk modulus:</text:span></text:p>
      <text:p text:style-name="P5"><text:span text:style-name="T2"><draw:frame draw:style-name="fr2" draw:name="Object5" text:anchor-type="as-char" svg:width="2.639in" svg:height="0.4917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2"> <text:s text:c="31"/>{8}</text:span></text:p>
      <text:p text:style-name="P2"><text:span text:style-name="T1">where </text:span><text:span text:style-name="T13"></text:span><text:span text:style-name="T1"> and </text:span><text:span text:style-name="T13"></text:span><text:span text:style-name="T1"> are the thermal expansion and Grüneisen parameter, respectively. </text:span></text:p>
      <text:p text:style-name="P4"><text:span text:style-name="T1">At constant </text:span><text:span text:style-name="T14">P,T</text:span><text:span text:style-name="T1"> the elastic constants describing stress-strain relations {1} are given by:</text:span></text:p>
      <text:p text:style-name="P5"><text:span text:style-name="T1"><draw:frame draw:style-name="fr2" draw:name="Object6" text:anchor-type="as-char" svg:width="1.5083in" svg:height="0.4547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 <text:s text:c="42"/>{9}</text:span></text:p>
      <text:p text:style-name="P10">while at constant P,S they are given by </text:p>
      <text:p text:style-name="P11"/>
      <text:p text:style-name="P5"><text:span text:style-name="T1"><draw:frame draw:style-name="fr2" draw:name="Object7" text:anchor-type="as-char" svg:width="1.5016in" svg:height="0.4547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 <text:s text:c="41"/>{10}</text:span></text:p>
      <text:p text:style-name="P4"><text:span text:style-name="T1">Now let us derive from {9} an expression for the elastic constants in terms of the second derivatives of the internal energy; in this derivation we follow Ackland and Reed (2003). The unit cell of a crystal can be represented by a matrix </text:span><text:span text:style-name="T1"><draw:frame draw:style-name="fr2" draw:name="Object8" text:anchor-type="as-char" svg:width="0.2256in" svg:height="0.3063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=(</text:span><text:span text:style-name="T15">a</text:span><text:span text:style-name="T16">1</text:span><text:span text:style-name="T1">,</text:span><text:span text:style-name="T15">a</text:span><text:span text:style-name="T16">2</text:span><text:span text:style-name="T1">,</text:span><text:span text:style-name="T15">a</text:span><text:span text:style-name="T16">3</text:span><text:span text:style-name="T1">), and the volume of the equilibrium unit cell is then </text:span><text:span text:style-name="T1"><draw:frame draw:style-name="fr2" draw:name="Object9" text:anchor-type="as-char" svg:width="0.7854in" svg:height="0.342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. Using {4}, for the volume </text:span><text:span text:style-name="T14">V</text:span><text:span text:style-name="T1"> of a strained cell we obtain:</text:span></text:p>
      <text:p text:style-name="P12"><text:span text:style-name="T17"><draw:frame draw:style-name="fr2" draw:name="Object10" text:anchor-type="as-char" svg:width="7.0402in" svg:height="0.6744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8">{11}</text:span></text:p>
      <text:p text:style-name="P13">Then one has in the standard tensor notation:</text:p>
      <text:p text:style-name="P12"><text:span text:style-name="T18"><draw:frame draw:style-name="fr2" draw:name="Object11" text:anchor-type="as-char" svg:width="3.4898in" svg:height="0.4299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8"> <text:s text:c="13"/>{12}</text:span></text:p>
      <text:p text:style-name="P13">The change of the Gibbs free energy associated with strain is then to the second order:</text:p>
      <text:p text:style-name="P12"><text:span text:style-name="T18"><draw:frame draw:style-name="fr2" draw:name="Object12" text:anchor-type="as-char" svg:width="3.5283in" svg:height="0.3925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8"> <text:s text:c="14"/>{13}</text:span></text:p>
      <text:p text:style-name="P8">From this one has:</text:p>
      <text:p text:style-name="P5"><text:span text:style-name="T1"><draw:frame draw:style-name="fr2" draw:name="Object13" text:anchor-type="as-char" svg:width="3.4339in" svg:height="0.4547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"> <text:s text:c="15"/>{14a}</text:span></text:p>
      <text:p text:style-name="P8">and, by analogy,</text:p>
      <text:p text:style-name="P5"><text:span text:style-name="T1"><draw:frame draw:style-name="fr2" draw:name="Object14" text:anchor-type="as-char" svg:width="3.4272in" svg:height="0.4547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"> <text:s text:c="15"/>{14b}</text:span></text:p>
      <text:h text:style-name="P14" text:outline-level="5">It is well known (Barron &amp; Klein, 1965; Wallace, 1998) that under non-zero stresses there can be several different definitions of elastic constants. The constants <draw:frame draw:style-name="fr2" draw:name="Object15" text:anchor-type="as-char" svg:width="0.3665in" svg:height="0.2457in" draw:z-index="14"><draw:object xlink:href="./Object 15" xlink:type="simple" xlink:show="embed" xlink:actuate="onLoad"/><draw:image xlink:href="./ObjectReplacements/Object 15" xlink:type="simple" xlink:show="embed" xlink:actuate="onLoad"/></draw:frame> and <draw:frame draw:style-name="fr2" draw:name="Object16" text:anchor-type="as-char" svg:width="0.3665in" svg:height="0.2457in" draw:z-index="15"><draw:object xlink:href="./Object 16" xlink:type="simple" xlink:show="embed" xlink:actuate="onLoad"/><draw:image xlink:href="./ObjectReplacements/Object 16" xlink:type="simple" xlink:show="embed" xlink:actuate="onLoad"/></draw:frame> defined by equations {14ab} are those appearing in stress-strain relations and in the conditions of mechanical stability of crystals (see below), whereas the long-wavelength <text:span text:style-name="T19">limit of lattice dynamics is controlled by </text:span><text:span text:style-name="T19"><draw:frame draw:style-name="fr2" draw:name="Object17" text:anchor-type="as-char" svg:width="1.0862in" svg:height="0.4547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9">. These two definitions (via stress-strain relations and from long-wavelength lattice dynamics) become idential at zero pressure. Calculating the second derivatives with respect to the finite Lagrangian strains, different equations are obtained (Wallace, 1998). </text:span></text:h>
      <text:p text:style-name="P2"><text:span text:style-name="T20">ABINIT implementation. </text:span><text:span text:style-name="T18">In ABINIT, the so-called “proper” elastic constants are calculated as follows:</text:span></text:p>
      <text:p text:style-name="P12"><text:span text:style-name="T18"><text:s/></text:span><text:span text:style-name="T18"><draw:frame draw:style-name="fr2" draw:name="Object18" text:anchor-type="as-char" svg:width="1.6425in" svg:height="0.4299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8"> <text:s text:c="2"/>, <text:s text:c="48"/>{15}</text:span></text:p>
      <text:p text:style-name="P2"><text:span text:style-name="T18">where </text:span><text:span text:style-name="T21">V</text:span><text:span text:style-name="T22">0</text:span><text:span text:style-name="T18"> is the volume of the undeformed crystal at given pressure (stress), and </text:span><text:span text:style-name="T21">V</text:span><text:span text:style-name="T18"> is the volume changed by strain </text:span><text:span text:style-name="T18"><draw:frame draw:style-name="fr2" draw:name="Object19" text:anchor-type="as-char" svg:width="0.2799in" svg:height="0.2209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8">. Here we have only the first derivative, so only first-order changes of </text:span><text:span text:style-name="T21">V</text:span><text:span text:style-name="T18"> are important (to first order, </text:span><text:span text:style-name="T17"><draw:frame draw:style-name="fr2" draw:name="Object20" text:anchor-type="as-char" svg:width="1.9953in" svg:height="0.6744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7">)</text:span><text:span text:style-name="T18">. These “proper” elastic constants do not correspond to the stress-strain definition {1}. </text:span></text:p>
      <text:p text:style-name="P15"><draw:frame draw:style-name="fr2" draw:name="Object21" text:anchor-type="as-char" svg:width="6.4953in" svg:height="0.4299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2"><text:span text:style-name="T18"><draw:frame draw:style-name="fr2" draw:name="Object22" text:anchor-type="as-char" svg:width="2.5626in" svg:height="0.4299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8"> <text:s text:c="2"/>, <text:s text:c="61"/>{16}</text:span></text:p>
      <text:p text:style-name="Standard"><text:span text:style-name="T18">where </text:span><text:span text:style-name="T18"><draw:frame draw:style-name="fr2" draw:name="Object23" text:anchor-type="as-char" svg:width="0.2654in" svg:height="0.2457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18"> is the stress in the reference structure (for which the elastic constants are being calculated). From {16} the stress-strain defined elastic constants are:</text:span></text:p>
      <text:p text:style-name="P12"><text:span text:style-name="T18"><draw:frame draw:style-name="fr2" draw:name="Object24" text:anchor-type="as-char" svg:width="1.4728in" svg:height="0.2457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18"> <text:s text:c="46"/>{17}</text:span></text:p>
      <text:p text:style-name="P2"><text:span text:style-name="T18">In case of hydrostatic pressure (</text:span><text:span text:style-name="T18"><draw:frame draw:style-name="fr2" draw:name="Object25" text:anchor-type="as-char" svg:width="1.6453in" svg:height="0.2209in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18">) we obtain corrections only for </text:span><text:span text:style-name="T21">C</text:span><text:span text:style-name="T23">11</text:span><text:span text:style-name="T18">, </text:span><text:span text:style-name="T21">C</text:span><text:span text:style-name="T23">22</text:span><text:span text:style-name="T18">, </text:span><text:span text:style-name="T21">C</text:span><text:span text:style-name="T23">33</text:span><text:span text:style-name="T18">, </text:span><text:span text:style-name="T21">C</text:span><text:span text:style-name="T23">12</text:span><text:span text:style-name="T18">, </text:span><text:span text:style-name="T21">C</text:span><text:span text:style-name="T23">13</text:span><text:span text:style-name="T18">, </text:span><text:span text:style-name="T21">C</text:span><text:span text:style-name="T23">23</text:span><text:span text:style-name="T18">, e.g.: </text:span><text:span text:style-name="T18"><draw:frame draw:style-name="fr2" draw:name="Object26" text:anchor-type="as-char" svg:width="1.1898in" svg:height="0.2457in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18">, </text:span><text:span text:style-name="T18"><draw:frame draw:style-name="fr2" draw:name="Object27" text:anchor-type="as-char" svg:width="1.1902in" svg:height="0.2457in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18">.</text:span></text:p>
      <text:p text:style-name="P2"><text:span text:style-name="T18">At non-hydrostatic conditions, the situation becomes more complicated, in particular the Voigt symmetry (</text:span><text:span text:style-name="T21">C</text:span><text:span text:style-name="T23">ij</text:span><text:span text:style-name="T18">=</text:span><text:span text:style-name="T21">C</text:span><text:span text:style-name="T23">ji</text:span><text:span text:style-name="T18">) will be kept only by the “proper” constants – while for stress-strain constants it will be broken, as originally noted by Barron and Klein (1965). For example, from {17} </text:span><text:span text:style-name="T21">C</text:span><text:span text:style-name="T23">41</text:span><text:span text:style-name="T18"> will involve a stress correction, while </text:span><text:span text:style-name="T21">C</text:span><text:span text:style-name="T23">14</text:span><text:span text:style-name="T18"> will not. </text:span></text:p>
      <text:p text:style-name="P15"/>
      <text:p text:style-name="P15">REFERENCES:</text:p>
      <text:p text:style-name="P16"><text:span text:style-name="T24">Barron T.H.K. &amp; Klein M.L. (1965). Second-order elastic constants of a solid under stress. </text:span><text:span text:style-name="T25">Proc. Phys. Soc.</text:span><text:span text:style-name="T26"> </text:span><text:span text:style-name="T27">85</text:span><text:span text:style-name="T26">, 523-532.</text:span></text:p>
      <text:p text:style-name="P16"><text:span text:style-name="T26">Wallace D.C. (1998). </text:span><text:span text:style-name="T25">Thermodynamics of Crystals.</text:span><text:span text:style-name="T26"> Dover Publications: N.Y., 484 pp.</text:span></text:p>
      <text:p text:style-name="P17">Ackland G.J. and Reed S.K. (2003). Two-band second-moment model and an interatomic potential for caesium. Phys. Rev. B67, 174108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Standard" style:class="text">
      <style:paragraph-properties fo:margin-left="0in" fo:margin-right="0in" fo:line-height="200%" fo:text-align="justify" style:justify-single-word="false" fo:text-indent="0.25in" style:auto-text-indent="false"/>
      <style:text-properties fo:font-size="12pt" fo:language="en" fo:country="GB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.2516in" fo:line-height="150%" fo:text-align="justify" style:justify-single-word="false" fo:text-indent="0in" style:auto-text-indent="false" fo:keep-with-next="always">
        <style:tab-stops>
          <style:tab-stop style:position="0.5in"/>
        </style:tab-stops>
      </style:paragraph-properties>
      <style:text-properties fo:font-size="12pt" fo:language="en" fo:country="GB" style:font-size-asian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style:text-autospace="ideograph-alpha" style:punctuation-wrap="hanging" style:vertical-align="auto"/>
      <style:text-properties fo:language="en" fo:country="GB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39in" style:layout-grid-ruby-height="0.111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Elastic constants</dc:title>
    <meta:initial-creator>Artem R. Oganov</meta:initial-creator>
    <meta:creation-date>2007-11-01T11:54:00</meta:creation-date>
    <dc:creator> </dc:creator>
    <dc:date>2007-11-01T11:54:00</dc:date>
    <dc:language>en-US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27" meta:page-count="3" meta:paragraph-count="49" meta:word-count="935" meta:character-count="646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fenced math:open="" math:close="">
            <math:mtable>
              <math:mtr>
                <math:mtd>
                  <math:mrow>
                    <math:mrow>
                      <math:mn>1</math:mn>
                      <math:mo math:stretchy="false"></math:mo>
                      <math:msub>
                        <math:mi>η</math:mi>
                        <math:mstyle math:fontsize="8pt">
                          <math:mrow>
                            <math:mtext>11</math:mtext>
                          </math:mrow>
                        </math:mstyle>
                      </math:msub>
                    </math:mrow>
                    <math:mrow/>
                  </math:mrow>
                </math:mtd>
                <math:mtd>
                  <math:mrow>
                    <math:msub>
                      <math:mi>η</math:mi>
                      <math:mstyle math:fontsize="8pt">
                        <math:mrow>
                          <math:mtext>12</math:mtext>
                        </math:mrow>
                      </math:mstyle>
                    </math:msub>
                    <math:mrow/>
                  </math:mrow>
                </math:mtd>
                <math:mtd>
                  <math:mrow>
                    <math:msub>
                      <math:mi>η</math:mi>
                      <math:mstyle math:fontsize="8pt">
                        <math:mrow>
                          <math:mtext>13</math:mtext>
                        </math:mrow>
                      </math:mstyle>
                    </math:msub>
                    <math:mrow/>
                  </math:mrow>
                </math:mtd>
              </math:mtr>
              <math:mtr>
                <math:mtd>
                  <math:mrow>
                    <math:msub>
                      <math:mi>η</math:mi>
                      <math:mstyle math:fontsize="8pt">
                        <math:mrow>
                          <math:mtext>12</math:mtext>
                        </math:mrow>
                      </math:mstyle>
                    </math:msub>
                    <math:mrow/>
                  </math:mrow>
                </math:mtd>
                <math:mtd>
                  <math:mrow>
                    <math:mrow>
                      <math:mn>1</math:mn>
                      <math:mo math:stretchy="false"></math:mo>
                      <math:msub>
                        <math:mi>η</math:mi>
                        <math:mstyle math:fontsize="8pt">
                          <math:mrow>
                            <math:mtext>22</math:mtext>
                          </math:mrow>
                        </math:mstyle>
                      </math:msub>
                    </math:mrow>
                    <math:mrow/>
                  </math:mrow>
                </math:mtd>
                <math:mtd>
                  <math:mrow>
                    <math:msub>
                      <math:mi>η</math:mi>
                      <math:mstyle math:fontsize="8pt">
                        <math:mrow>
                          <math:mtext>23</math:mtext>
                        </math:mrow>
                      </math:mstyle>
                    </math:msub>
                    <math:mrow/>
                  </math:mrow>
                </math:mtd>
              </math:mtr>
              <math:mtr>
                <math:mtd>
                  <math:mrow>
                    <math:msub>
                      <math:mi>η</math:mi>
                      <math:mstyle math:fontsize="8pt">
                        <math:mrow>
                          <math:mtext>13</math:mtext>
                        </math:mrow>
                      </math:mstyle>
                    </math:msub>
                    <math:mrow/>
                  </math:mrow>
                </math:mtd>
                <math:mtd>
                  <math:mrow>
                    <math:msub>
                      <math:mi>η</math:mi>
                      <math:mstyle math:fontsize="8pt">
                        <math:mrow>
                          <math:mtext>23</math:mtext>
                        </math:mrow>
                      </math:mstyle>
                    </math:msub>
                    <math:mrow/>
                  </math:mrow>
                </math:mtd>
                <math:mtd>
                  <math:mrow>
                    <math:mrow>
                      <math:mn>1</math:mn>
                      <math:mo math:stretchy="false"></math:mo>
                      <math:msub>
                        <math:mi>η</math:mi>
                        <math:mstyle math:fontsize="8pt">
                          <math:mrow>
                            <math:mtext>33</math:mtext>
                          </math:mrow>
                        </math:mstyle>
                      </math:msub>
                    </math:mrow>
                    <math:mrow/>
                  </math:mrow>
                </math:mtd>
              </math:mtr>
            </math:mtable>
          </math:mfenced>
        </math:mrow>
      </math:mstyle>
      <math:mrow/>
    </math:mrow>
    <math:annotation math:encoding="StarMath 5.0"> size 12{ left ( matrix {
1+η rSub { size 8{"11"} }  {} # η rSub { size 8{"12"} }  {} # η rSub { size 8{"13"} }  {} ##
η rSub { size 8{"12"} }  {} # 1+η rSub { size 8{"22"} }  {} # η rSub { size 8{"23"} }  {} ##
η rSub { size 8{"13"} }  {} # η rSub { size 8{"23"} }  {} # 1+η rSub { size 8{"33"} } {}
}  right )} {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row>
                <math:mfrac>
                  <math:mi>V</math:mi>
                  <math:msub>
                    <math:mi>V</math:mi>
                    <math:mstyle math:fontsize="8pt">
                      <math:mrow>
                        <math:mn>0</math:mn>
                      </math:mrow>
                    </math:mstyle>
                  </math:msub>
                </math:mfrac>
                <math:mo math:stretchy="false">=</math:mo>
                <math:mfrac>
                  <math:mrow>
                    <math:mtext>det</math:mtext>
                    <math:mover>
                      <math:mi>V</math:mi>
                      <math:mstyle math:fontsize="8pt">
                        <math:mrow>
                          <math:mi>↔</math:mi>
                        </math:mrow>
                      </math:mstyle>
                    </math:mover>
                  </math:mrow>
                  <math:mrow>
                    <math:mtext>det</math:mtext>
                    <math:mover>
                      <math:msub>
                        <math:mi>V</math:mi>
                        <math:mstyle math:fontsize="8pt">
                          <math:mrow>
                            <math:mn>0</math:mn>
                          </math:mrow>
                        </math:mstyle>
                      </math:msub>
                      <math:mstyle math:fontsize="8pt">
                        <math:mrow>
                          <math:mi>↔</math:mi>
                        </math:mrow>
                      </math:mstyle>
                    </math:mover>
                  </math:mrow>
                </math:mfrac>
              </math:mrow>
              <math:mo math:stretchy="false">=</math:mo>
              <math:mrow>
                <math:mrow>
                  <math:mrow>
                    <math:mrow>
                      <math:mn>1</math:mn>
                      <math:mo math:stretchy="false"></math:mo>
                      <math:msub>
                        <math:mi>η</math:mi>
                        <math:mstyle math:fontsize="8pt">
                          <math:mrow>
                            <math:mn>1</math:mn>
                          </math:mrow>
                        </math:mstyle>
                      </math:msub>
                    </math:mrow>
                    <math:mo math:stretchy="false"></math:mo>
                    <math:msub>
                      <math:mi>η</math:mi>
                      <math:mstyle math:fontsize="8pt">
                        <math:mrow>
                          <math:mn>2</math:mn>
                        </math:mrow>
                      </math:mstyle>
                    </math:msub>
                  </math:mrow>
                  <math:mo math:stretchy="false"></math:mo>
                  <math:msub>
                    <math:mi>η</math:mi>
                    <math:mstyle math:fontsize="8pt">
                      <math:mrow>
                        <math:mn>3</math:mn>
                      </math:mrow>
                    </math:mstyle>
                  </math:msub>
                </math:mrow>
                <math:mo math:stretchy="false"></math:mo>
                <math:msub>
                  <math:mi>η</math:mi>
                  <math:mstyle math:fontsize="8pt">
                    <math:mrow>
                      <math:mn>1</math:mn>
                    </math:mrow>
                  </math:mstyle>
                </math:msub>
              </math:mrow>
            </math:mrow>
            <math:mrow>
              <math:msub>
                <math:mi>η</math:mi>
                <math:mstyle math:fontsize="8pt">
                  <math:mrow>
                    <math:mn>2</math:mn>
                  </math:mrow>
                </math:mstyle>
              </math:msub>
              <math:mo math:stretchy="false"></math:mo>
              <math:msub>
                <math:mi>η</math:mi>
                <math:mstyle math:fontsize="8pt">
                  <math:mrow>
                    <math:mn>2</math:mn>
                  </math:mrow>
                </math:mstyle>
              </math:msub>
            </math:mrow>
            <math:mrow>
              <math:msub>
                <math:mi>η</math:mi>
                <math:mstyle math:fontsize="8pt">
                  <math:mrow>
                    <math:mn>3</math:mn>
                  </math:mrow>
                </math:mstyle>
              </math:msub>
              <math:mo math:stretchy="false"></math:mo>
              <math:msub>
                <math:mi>η</math:mi>
                <math:mstyle math:fontsize="8pt">
                  <math:mrow>
                    <math:mn>1</math:mn>
                  </math:mrow>
                </math:mstyle>
              </math:msub>
            </math:mrow>
            <math:mrow>
              <math:mrow>
                <math:mrow>
                  <math:mrow>
                    <math:msub>
                      <math:mi>η</math:mi>
                      <math:mstyle math:fontsize="8pt">
                        <math:mrow>
                          <math:mn>3</math:mn>
                        </math:mrow>
                      </math:mstyle>
                    </math:msub>
                    <math:mo math:stretchy="false">−</math:mo>
                    <math:mfrac>
                      <math:msubsup>
                        <math:mi>η</math:mi>
                        <math:mstyle math:fontsize="8pt">
                          <math:mrow>
                            <math:mn>4</math:mn>
                          </math:mrow>
                        </math:mstyle>
                        <math:mstyle math:fontsize="8pt">
                          <math:mrow>
                            <math:mn>2</math:mn>
                          </math:mrow>
                        </math:mstyle>
                      </math:msubsup>
                      <math:mn>4</math:mn>
                    </math:mfrac>
                  </math:mrow>
                  <math:mo math:stretchy="false">−</math:mo>
                  <math:mfrac>
                    <math:msubsup>
                      <math:mi>η</math:mi>
                      <math:mstyle math:fontsize="8pt">
                        <math:mrow>
                          <math:mn>5</math:mn>
                        </math:mrow>
                      </math:mstyle>
                      <math:mstyle math:fontsize="8pt">
                        <math:mrow>
                          <math:mn>2</math:mn>
                        </math:mrow>
                      </math:mstyle>
                    </math:msubsup>
                    <math:mn>4</math:mn>
                  </math:mfrac>
                </math:mrow>
                <math:mo math:stretchy="false">−</math:mo>
                <math:mfrac>
                  <math:msubsup>
                    <math:mi>η</math:mi>
                    <math:mstyle math:fontsize="8pt">
                      <math:mrow>
                        <math:mn>6</math:mn>
                      </math:mrow>
                    </math:mstyle>
                    <math:mstyle math:fontsize="8pt">
                      <math:mrow>
                        <math:mn>2</math:mn>
                      </math:mrow>
                    </math:mstyle>
                  </math:msubsup>
                  <math:mn>4</math:mn>
                </math:mfrac>
              </math:mrow>
              <math:mo math:stretchy="false"></math:mo>
              <math:msub>
                <math:mi>η</math:mi>
                <math:mstyle math:fontsize="8pt">
                  <math:mrow>
                    <math:mn>1</math:mn>
                  </math:mrow>
                </math:mstyle>
              </math:msub>
            </math:mrow>
            <math:msub>
              <math:mi>η</math:mi>
              <math:mstyle math:fontsize="8pt">
                <math:mrow>
                  <math:mn>2</math:mn>
                </math:mrow>
              </math:mstyle>
            </math:msub>
            <math:mrow>
              <math:mrow>
                <math:mrow>
                  <math:mrow>
                    <math:msub>
                      <math:mi>η</math:mi>
                      <math:mstyle math:fontsize="8pt">
                        <math:mrow>
                          <math:mn>3</math:mn>
                        </math:mrow>
                      </math:mstyle>
                    </math:msub>
                    <math:mo math:stretchy="false">−</math:mo>
                    <math:mfrac>
                      <math:mrow>
                        <math:msub>
                          <math:mi>η</math:mi>
                          <math:mstyle math:fontsize="8pt">
                            <math:mrow>
                              <math:mn>1</math:mn>
                            </math:mrow>
                          </math:mstyle>
                        </math:msub>
                        <math:msubsup>
                          <math:mi>η</math:mi>
                          <math:mstyle math:fontsize="8pt">
                            <math:mrow>
                              <math:mn>4</math:mn>
                            </math:mrow>
                          </math:mstyle>
                          <math:mstyle math:fontsize="8pt">
                            <math:mrow>
                              <math:mn>2</math:mn>
                            </math:mrow>
                          </math:mstyle>
                        </math:msubsup>
                      </math:mrow>
                      <math:mn>4</math:mn>
                    </math:mfrac>
                  </math:mrow>
                  <math:mo math:stretchy="false">−</math:mo>
                  <math:mfrac>
                    <math:mrow>
                      <math:msub>
                        <math:mi>η</math:mi>
                        <math:mstyle math:fontsize="8pt">
                          <math:mrow>
                            <math:mn>2</math:mn>
                          </math:mrow>
                        </math:mstyle>
                      </math:msub>
                      <math:msubsup>
                        <math:mi>η</math:mi>
                        <math:mstyle math:fontsize="8pt">
                          <math:mrow>
                            <math:mn>5</math:mn>
                          </math:mrow>
                        </math:mstyle>
                        <math:mstyle math:fontsize="8pt">
                          <math:mrow>
                            <math:mn>2</math:mn>
                          </math:mrow>
                        </math:mstyle>
                      </math:msubsup>
                    </math:mrow>
                    <math:mn>4</math:mn>
                  </math:mfrac>
                </math:mrow>
                <math:mo math:stretchy="false">−</math:mo>
                <math:mfrac>
                  <math:mrow>
                    <math:msub>
                      <math:mi>η</math:mi>
                      <math:mstyle math:fontsize="8pt">
                        <math:mrow>
                          <math:mn>3</math:mn>
                        </math:mrow>
                      </math:mstyle>
                    </math:msub>
                    <math:msubsup>
                      <math:mi>η</math:mi>
                      <math:mstyle math:fontsize="8pt">
                        <math:mrow>
                          <math:mn>6</math:mn>
                        </math:mrow>
                      </math:mstyle>
                      <math:mstyle math:fontsize="8pt">
                        <math:mrow>
                          <math:mn>2</math:mn>
                        </math:mrow>
                      </math:mstyle>
                    </math:msubsup>
                  </math:mrow>
                  <math:mn>4</math:mn>
                </math:mfrac>
              </math:mrow>
              <math:mo math:stretchy="false"></math:mo>
              <math:mfrac>
                <math:mrow>
                  <math:msub>
                    <math:mi>η</math:mi>
                    <math:mstyle math:fontsize="8pt">
                      <math:mrow>
                        <math:mn>4</math:mn>
                      </math:mrow>
                    </math:mstyle>
                  </math:msub>
                  <math:msub>
                    <math:mi>η</math:mi>
                    <math:mstyle math:fontsize="8pt">
                      <math:mrow>
                        <math:mn>5</math:mn>
                      </math:mrow>
                    </math:mstyle>
                  </math:msub>
                  <math:msub>
                    <math:mi>η</math:mi>
                    <math:mstyle math:fontsize="8pt">
                      <math:mrow>
                        <math:mn>6</math:mn>
                      </math:mrow>
                    </math:mstyle>
                  </math:msub>
                </math:mrow>
                <math:mn>4</math:mn>
              </math:mfrac>
            </math:mrow>
          </math:mrow>
        </math:mrow>
      </math:mstyle>
      <math:mrow/>
    </math:mrow>
    <math:annotation math:encoding="StarMath 5.0"> size 12{ {  {V}  over  {V rSub { size 8{0} } } } = {  {"det" {V}  cSup { size 8{↔} } }  over  {"det" {V rSub { size 8{0} } }  cSup { size 8{↔} } } } =1+η rSub { size 8{1} } +η rSub { size 8{2} } +η rSub { size 8{3} } +η rSub { size 8{1} } η rSub { size 8{2} } +η rSub { size 8{2} } η rSub { size 8{3} } +η rSub { size 8{1} } η rSub { size 8{3} }  -  {  {η rSub { size 8{4} }  rSup { size 8{2} } }  over  {4} }  -  {  {η rSub { size 8{5} }  rSup { size 8{2} } }  over  {4} }  -  {  {η rSub { size 8{6} }  rSup { size 8{2} } }  over  {4} } +η rSub { size 8{1} } η rSub { size 8{2} } η rSub { size 8{3} }  -  {  {η rSub { size 8{1} } η rSub { size 8{4} }  rSup { size 8{2} } }  over  {4} }  -  {  {η rSub { size 8{2} } η rSub { size 8{5} }  rSup { size 8{2} } }  over  {4} }  -  {  {η rSub { size 8{3} } η rSub { size 8{6} }  rSup { size 8{2} } }  over  {4} } + {  {η rSub { size 8{4} } η rSub { size 8{5} } η rSub { size 8{6} } }  over  {4} } } {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frac>
                <math:mi math:fontstyle="italic">ΔV</math:mi>
                <math:msub>
                  <math:mi>V</math:mi>
                  <math:mstyle math:fontsize="8pt">
                    <math:mrow>
                      <math:mn>0</math:mn>
                    </math:mrow>
                  </math:mstyle>
                </math:msub>
              </math:mfrac>
              <math:mo math:stretchy="false">=</math:mo>
              <math:mrow>
                <math:msub>
                  <math:mi>η</math:mi>
                  <math:mstyle math:fontsize="8pt">
                    <math:mrow>
                      <math:mstyle math:fontstyle="italic">
                        <math:mrow>
                          <math:mtext>ii</math:mtext>
                        </math:mrow>
                      </math:mstyle>
                    </math:mrow>
                  </math:mstyle>
                </math:msub>
                <math:mo math:stretchy="false"></math:mo>
                <math:mfrac>
                  <math:mn>1</math:mn>
                  <math:mn>4</math:mn>
                </math:mfrac>
              </math:mrow>
            </math:mrow>
            <math:mo math:stretchy="false"></math:mo>
            <math:msub>
              <math:mn>2δ</math:mn>
              <math:mstyle math:fontsize="8pt">
                <math:mrow>
                  <math:mstyle math:fontstyle="italic">
                    <math:mrow>
                      <math:mtext>ij</math:mtext>
                    </math:mrow>
                  </math:mstyle>
                </math:mrow>
              </math:mstyle>
            </math:msub>
            <math:mrow>
              <math:msub>
                <math:mi>δ</math:mi>
                <math:mstyle math:fontsize="8pt">
                  <math:mrow>
                    <math:mstyle math:fontstyle="italic">
                      <math:mrow>
                        <math:mtext>kl</math:mtext>
                      </math:mrow>
                    </math:mstyle>
                  </math:mrow>
                </math:mstyle>
              </math:msub>
              <math:mo math:stretchy="false">−</math:mo>
              <math:msub>
                <math:mi>δ</math:mi>
                <math:mstyle math:fontsize="8pt">
                  <math:mrow>
                    <math:mstyle math:fontstyle="italic">
                      <math:mrow>
                        <math:mtext>ik</math:mtext>
                      </math:mrow>
                    </math:mstyle>
                  </math:mrow>
                </math:mstyle>
              </math:msub>
            </math:mrow>
            <math:mrow>
              <math:msub>
                <math:mi>δ</math:mi>
                <math:mstyle math:fontsize="8pt">
                  <math:mrow>
                    <math:mstyle math:fontstyle="italic">
                      <math:mrow>
                        <math:mtext>jl</math:mtext>
                      </math:mrow>
                    </math:mstyle>
                  </math:mrow>
                </math:mstyle>
              </math:msub>
              <math:mo math:stretchy="false">−</math:mo>
              <math:msub>
                <math:mi>δ</math:mi>
                <math:mstyle math:fontsize="8pt">
                  <math:mrow>
                    <math:mstyle math:fontstyle="italic">
                      <math:mrow>
                        <math:mtext>il</math:mtext>
                      </math:mrow>
                    </math:mstyle>
                  </math:mrow>
                </math:mstyle>
              </math:msub>
            </math:mrow>
            <math:msub>
              <math:mi>δ</math:mi>
              <math:mstyle math:fontsize="8pt">
                <math:mrow>
                  <math:mstyle math:fontstyle="italic">
                    <math:mrow>
                      <math:mtext>jk</math:mtext>
                    </math:mrow>
                  </math:mstyle>
                </math:mrow>
              </math:mstyle>
            </math:msub>
            <math:mo math:stretchy="false"></math:mo>
            <math:msub>
              <math:mi>η</math:mi>
              <math:mstyle math:fontsize="8pt">
                <math:mrow>
                  <math:mstyle math:fontstyle="italic">
                    <math:mrow>
                      <math:mtext>ij</math:mtext>
                    </math:mrow>
                  </math:mstyle>
                </math:mrow>
              </math:mstyle>
            </math:msub>
            <math:mrow>
              <math:msub>
                <math:mi>η</math:mi>
                <math:mstyle math:fontsize="8pt">
                  <math:mrow>
                    <math:mstyle math:fontstyle="italic">
                      <math:mrow>
                        <math:mtext>kl</math:mtext>
                      </math:mrow>
                    </math:mstyle>
                  </math:mrow>
                </math:mstyle>
              </math:msub>
              <math:mo math:stretchy="false"></math:mo>
              <math:mi>O</math:mi>
            </math:mrow>
            <math:mo math:stretchy="false"></math:mo>
            <math:msup>
              <math:mi>e</math:mi>
              <math:mstyle math:fontsize="8pt">
                <math:mrow>
                  <math:mn>3</math:mn>
                </math:mrow>
              </math:mstyle>
            </math:msup>
            <math:mo math:stretchy="false"></math:mo>
          </math:mrow>
        </math:mrow>
      </math:mstyle>
      <math:mrow/>
    </math:mrow>
    <math:annotation math:encoding="StarMath 5.0"> size 12{ {  {ΔV}  over  {V rSub { size 8{0} } } } =η rSub { size 8{ ital "ii"} } + {  {1}  over  {4} }  \( 2δ rSub { size 8{ ital "ij"} } δ rSub { size 8{ ital "kl"} }  - δ rSub { size 8{ ital "ik"} } δ rSub { size 8{ ital "jl"} }  - δ rSub { size 8{ ital "il"} } δ rSub { size 8{ ital "jk"} }  \) η rSub { size 8{ ital "ij"} } η rSub { size 8{ ital "kl"} } +O \( e rSup { size 8{3} }  \) } {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i math:fontstyle="italic">ΔG</math:mi>
              <math:mo math:stretchy="false">=</math:mo>
              <math:mrow>
                <math:mrow>
                  <math:mi math:fontstyle="italic">ΔF</math:mi>
                  <math:mo math:stretchy="false"></math:mo>
                  <math:mstyle math:fontstyle="italic">
                    <math:mrow>
                      <math:msub>
                        <math:mtext>Pe</math:mtext>
                        <math:mstyle math:fontsize="8pt">
                          <math:mrow>
                            <math:mstyle math:fontstyle="italic">
                              <math:mrow>
                                <math:mtext>ii</math:mtext>
                              </math:mrow>
                            </math:mstyle>
                          </math:mrow>
                        </math:mstyle>
                      </math:msub>
                    </math:mrow>
                  </math:mstyle>
                </math:mrow>
                <math:mo math:stretchy="false"></math:mo>
                <math:mfrac>
                  <math:mstyle math:fontstyle="italic">
                    <math:mrow>
                      <math:mtext>PV</math:mtext>
                    </math:mrow>
                  </math:mstyle>
                  <math:mn>4</math:mn>
                </math:mfrac>
              </math:mrow>
            </math:mrow>
            <math:mo math:stretchy="false"></math:mo>
            <math:msub>
              <math:mn>2δ</math:mn>
              <math:mstyle math:fontsize="8pt">
                <math:mrow>
                  <math:mstyle math:fontstyle="italic">
                    <math:mrow>
                      <math:mtext>ij</math:mtext>
                    </math:mrow>
                  </math:mstyle>
                </math:mrow>
              </math:mstyle>
            </math:msub>
            <math:mrow>
              <math:msub>
                <math:mi>δ</math:mi>
                <math:mstyle math:fontsize="8pt">
                  <math:mrow>
                    <math:mstyle math:fontstyle="italic">
                      <math:mrow>
                        <math:mtext>kl</math:mtext>
                      </math:mrow>
                    </math:mstyle>
                  </math:mrow>
                </math:mstyle>
              </math:msub>
              <math:mo math:stretchy="false">−</math:mo>
              <math:msub>
                <math:mi>δ</math:mi>
                <math:mstyle math:fontsize="8pt">
                  <math:mrow>
                    <math:mstyle math:fontstyle="italic">
                      <math:mrow>
                        <math:mtext>ik</math:mtext>
                      </math:mrow>
                    </math:mstyle>
                  </math:mrow>
                </math:mstyle>
              </math:msub>
            </math:mrow>
            <math:mrow>
              <math:msub>
                <math:mi>δ</math:mi>
                <math:mstyle math:fontsize="8pt">
                  <math:mrow>
                    <math:mstyle math:fontstyle="italic">
                      <math:mrow>
                        <math:mtext>jl</math:mtext>
                      </math:mrow>
                    </math:mstyle>
                  </math:mrow>
                </math:mstyle>
              </math:msub>
              <math:mo math:stretchy="false">−</math:mo>
              <math:msub>
                <math:mi>δ</math:mi>
                <math:mstyle math:fontsize="8pt">
                  <math:mrow>
                    <math:mstyle math:fontstyle="italic">
                      <math:mrow>
                        <math:mtext>il</math:mtext>
                      </math:mrow>
                    </math:mstyle>
                  </math:mrow>
                </math:mstyle>
              </math:msub>
            </math:mrow>
            <math:msub>
              <math:mi>δ</math:mi>
              <math:mstyle math:fontsize="8pt">
                <math:mrow>
                  <math:mstyle math:fontstyle="italic">
                    <math:mrow>
                      <math:mtext>jk</math:mtext>
                    </math:mrow>
                  </math:mstyle>
                </math:mrow>
              </math:mstyle>
            </math:msub>
            <math:mo math:stretchy="false"></math:mo>
            <math:msub>
              <math:mi>η</math:mi>
              <math:mstyle math:fontsize="8pt">
                <math:mrow>
                  <math:mstyle math:fontstyle="italic">
                    <math:mrow>
                      <math:mtext>ij</math:mtext>
                    </math:mrow>
                  </math:mstyle>
                </math:mrow>
              </math:mstyle>
            </math:msub>
            <math:msub>
              <math:mi>η</math:mi>
              <math:mstyle math:fontsize="8pt">
                <math:mrow>
                  <math:mstyle math:fontstyle="italic">
                    <math:mrow>
                      <math:mtext>kl</math:mtext>
                    </math:mrow>
                  </math:mstyle>
                </math:mrow>
              </math:mstyle>
            </math:msub>
          </math:mrow>
        </math:mrow>
      </math:mstyle>
      <math:mrow/>
    </math:mrow>
    <math:annotation math:encoding="StarMath 5.0"> size 12{ΔG=ΔF+ ital "Pe" rSub { size 8{ ital "ii"} } + {  { ital "PV"}  over  {4} }  \( 2δ rSub { size 8{ ital "ij"} } δ rSub { size 8{ ital "kl"} }  - δ rSub { size 8{ ital "ik"} } δ rSub { size 8{ ital "jl"} }  - δ rSub { size 8{ ital "il"} } δ rSub { size 8{ ital "jk"} }  \) η rSub { size 8{ ital "ij"} } η rSub { size 8{ ital "kl"} } } {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subsup>
                <math:mi>C</math:mi>
                <math:mstyle math:fontsize="8pt">
                  <math:mrow>
                    <math:mstyle math:fontstyle="italic">
                      <math:mrow>
                        <math:mtext>ijkl</math:mtext>
                      </math:mrow>
                    </math:mstyle>
                  </math:mrow>
                </math:mstyle>
                <math:mstyle math:fontsize="8pt">
                  <math:mrow>
                    <math:mi>T</math:mi>
                  </math:mrow>
                </math:mstyle>
              </math:msubsup>
              <math:mo math:stretchy="false">=</math:mo>
              <math:mfrac>
                <math:mn>1</math:mn>
                <math:mi>V</math:mi>
              </math:mfrac>
            </math:mrow>
            <math:mo math:stretchy="false"></math:mo>
            <math:mfrac>
              <math:mrow>
                <math:msup>
                  <math:mo math:stretchy="false">∂</math:mo>
                  <math:mstyle math:fontsize="8pt">
                    <math:mrow>
                      <math:mn>2</math:mn>
                    </math:mrow>
                  </math:mstyle>
                </math:msup>
                <math:mi>F</math:mi>
              </math:mrow>
              <math:mrow>
                <math:mo math:stretchy="false">∂</math:mo>
                <math:msub>
                  <math:mi>η</math:mi>
                  <math:mstyle math:fontsize="8pt">
                    <math:mrow>
                      <math:mstyle math:fontstyle="italic">
                        <math:mrow>
                          <math:mtext>ij</math:mtext>
                        </math:mrow>
                      </math:mstyle>
                    </math:mrow>
                  </math:mstyle>
                </math:msub>
                <math:mo math:stretchy="false">∂</math:mo>
                <math:msub>
                  <math:mi>η</math:mi>
                  <math:mstyle math:fontsize="8pt">
                    <math:mrow>
                      <math:mstyle math:fontstyle="italic">
                        <math:mrow>
                          <math:mtext>kl</math:mtext>
                        </math:mrow>
                      </math:mstyle>
                    </math:mrow>
                  </math:mstyle>
                </math:msub>
              </math:mrow>
            </math:mfrac>
            <math:mrow>
              <math:msub>
                <math:mo math:stretchy="false"></math:mo>
                <math:mstyle math:fontsize="8pt">
                  <math:mrow>
                    <math:mi>T</math:mi>
                  </math:mrow>
                </math:mstyle>
              </math:msub>
              <math:mo math:stretchy="false"></math:mo>
              <math:mfrac>
                <math:mi>P</math:mi>
                <math:mn>2</math:mn>
              </math:mfrac>
            </math:mrow>
            <math:mo math:stretchy="false"></math:mo>
            <math:msub>
              <math:mn>2δ</math:mn>
              <math:mstyle math:fontsize="8pt">
                <math:mrow>
                  <math:mstyle math:fontstyle="italic">
                    <math:mrow>
                      <math:mtext>ij</math:mtext>
                    </math:mrow>
                  </math:mstyle>
                </math:mrow>
              </math:mstyle>
            </math:msub>
            <math:mrow>
              <math:msub>
                <math:mi>δ</math:mi>
                <math:mstyle math:fontsize="8pt">
                  <math:mrow>
                    <math:mstyle math:fontstyle="italic">
                      <math:mrow>
                        <math:mtext>kl</math:mtext>
                      </math:mrow>
                    </math:mstyle>
                  </math:mrow>
                </math:mstyle>
              </math:msub>
              <math:mo math:stretchy="false">−</math:mo>
              <math:msub>
                <math:mi>δ</math:mi>
                <math:mstyle math:fontsize="8pt">
                  <math:mrow>
                    <math:mstyle math:fontstyle="italic">
                      <math:mrow>
                        <math:mtext>il</math:mtext>
                      </math:mrow>
                    </math:mstyle>
                  </math:mrow>
                </math:mstyle>
              </math:msub>
            </math:mrow>
            <math:mrow>
              <math:msub>
                <math:mi>δ</math:mi>
                <math:mstyle math:fontsize="8pt">
                  <math:mrow>
                    <math:mstyle math:fontstyle="italic">
                      <math:mrow>
                        <math:mtext>jk</math:mtext>
                      </math:mrow>
                    </math:mstyle>
                  </math:mrow>
                </math:mstyle>
              </math:msub>
              <math:mo math:stretchy="false">−</math:mo>
              <math:msub>
                <math:mi>δ</math:mi>
                <math:mstyle math:fontsize="8pt">
                  <math:mrow>
                    <math:mstyle math:fontstyle="italic">
                      <math:mrow>
                        <math:mtext>jl</math:mtext>
                      </math:mrow>
                    </math:mstyle>
                  </math:mrow>
                </math:mstyle>
              </math:msub>
            </math:mrow>
            <math:msub>
              <math:mi>δ</math:mi>
              <math:mstyle math:fontsize="8pt">
                <math:mrow>
                  <math:mstyle math:fontstyle="italic">
                    <math:mrow>
                      <math:mtext>ik</math:mtext>
                    </math:mrow>
                  </math:mstyle>
                </math:mrow>
              </math:mstyle>
            </math:msub>
            <math:mo math:stretchy="false"></math:mo>
          </math:mrow>
        </math:mrow>
      </math:mstyle>
      <math:mrow/>
    </math:mrow>
    <math:annotation math:encoding="StarMath 5.0"> size 12{C rSub { size 8{ ital "ijkl"} }  rSup { size 8{T} } = {  {1}  over  {V} }  \(  {  { partial  rSup { size 8{2} } F}  over  { partial η rSub { size 8{ ital "ij"} }  partial η rSub { size 8{ ital "kl"} } } }  \)  rSub { size 8{T} } + {  {P}  over  {2} }  \( 2δ rSub { size 8{ ital "ij"} } δ rSub { size 8{ ital "kl"} }  - δ rSub { size 8{ ital "il"} } δ rSub { size 8{ ital "jk"} }  - δ rSub { size 8{ ital "jl"} } δ rSub { size 8{ ital "ik"} }  \) } {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subsup>
                <math:mi>C</math:mi>
                <math:mstyle math:fontsize="8pt">
                  <math:mrow>
                    <math:mstyle math:fontstyle="italic">
                      <math:mrow>
                        <math:mtext>ijkl</math:mtext>
                      </math:mrow>
                    </math:mstyle>
                  </math:mrow>
                </math:mstyle>
                <math:mstyle math:fontsize="8pt">
                  <math:mrow>
                    <math:mi>S</math:mi>
                  </math:mrow>
                </math:mstyle>
              </math:msubsup>
              <math:mo math:stretchy="false">=</math:mo>
              <math:mfrac>
                <math:mn>1</math:mn>
                <math:mi>V</math:mi>
              </math:mfrac>
            </math:mrow>
            <math:mo math:stretchy="false"></math:mo>
            <math:mfrac>
              <math:mrow>
                <math:msup>
                  <math:mo math:stretchy="false">∂</math:mo>
                  <math:mstyle math:fontsize="8pt">
                    <math:mrow>
                      <math:mn>2</math:mn>
                    </math:mrow>
                  </math:mstyle>
                </math:msup>
                <math:mi>E</math:mi>
              </math:mrow>
              <math:mrow>
                <math:mo math:stretchy="false">∂</math:mo>
                <math:msub>
                  <math:mi>η</math:mi>
                  <math:mstyle math:fontsize="8pt">
                    <math:mrow>
                      <math:mstyle math:fontstyle="italic">
                        <math:mrow>
                          <math:mtext>ij</math:mtext>
                        </math:mrow>
                      </math:mstyle>
                    </math:mrow>
                  </math:mstyle>
                </math:msub>
                <math:mo math:stretchy="false">∂</math:mo>
                <math:msub>
                  <math:mi>η</math:mi>
                  <math:mstyle math:fontsize="8pt">
                    <math:mrow>
                      <math:mstyle math:fontstyle="italic">
                        <math:mrow>
                          <math:mtext>kl</math:mtext>
                        </math:mrow>
                      </math:mstyle>
                    </math:mrow>
                  </math:mstyle>
                </math:msub>
              </math:mrow>
            </math:mfrac>
            <math:mrow>
              <math:msub>
                <math:mo math:stretchy="false"></math:mo>
                <math:mstyle math:fontsize="8pt">
                  <math:mrow>
                    <math:mi>S</math:mi>
                  </math:mrow>
                </math:mstyle>
              </math:msub>
              <math:mo math:stretchy="false"></math:mo>
              <math:mfrac>
                <math:mi>P</math:mi>
                <math:mn>2</math:mn>
              </math:mfrac>
            </math:mrow>
            <math:mo math:stretchy="false"></math:mo>
            <math:msub>
              <math:mn>2δ</math:mn>
              <math:mstyle math:fontsize="8pt">
                <math:mrow>
                  <math:mstyle math:fontstyle="italic">
                    <math:mrow>
                      <math:mtext>ij</math:mtext>
                    </math:mrow>
                  </math:mstyle>
                </math:mrow>
              </math:mstyle>
            </math:msub>
            <math:mrow>
              <math:msub>
                <math:mi>δ</math:mi>
                <math:mstyle math:fontsize="8pt">
                  <math:mrow>
                    <math:mstyle math:fontstyle="italic">
                      <math:mrow>
                        <math:mtext>kl</math:mtext>
                      </math:mrow>
                    </math:mstyle>
                  </math:mrow>
                </math:mstyle>
              </math:msub>
              <math:mo math:stretchy="false">−</math:mo>
              <math:msub>
                <math:mi>δ</math:mi>
                <math:mstyle math:fontsize="8pt">
                  <math:mrow>
                    <math:mstyle math:fontstyle="italic">
                      <math:mrow>
                        <math:mtext>il</math:mtext>
                      </math:mrow>
                    </math:mstyle>
                  </math:mrow>
                </math:mstyle>
              </math:msub>
            </math:mrow>
            <math:mrow>
              <math:msub>
                <math:mi>δ</math:mi>
                <math:mstyle math:fontsize="8pt">
                  <math:mrow>
                    <math:mstyle math:fontstyle="italic">
                      <math:mrow>
                        <math:mtext>jk</math:mtext>
                      </math:mrow>
                    </math:mstyle>
                  </math:mrow>
                </math:mstyle>
              </math:msub>
              <math:mo math:stretchy="false">−</math:mo>
              <math:msub>
                <math:mi>δ</math:mi>
                <math:mstyle math:fontsize="8pt">
                  <math:mrow>
                    <math:mstyle math:fontstyle="italic">
                      <math:mrow>
                        <math:mtext>jl</math:mtext>
                      </math:mrow>
                    </math:mstyle>
                  </math:mrow>
                </math:mstyle>
              </math:msub>
            </math:mrow>
            <math:msub>
              <math:mi>δ</math:mi>
              <math:mstyle math:fontsize="8pt">
                <math:mrow>
                  <math:mstyle math:fontstyle="italic">
                    <math:mrow>
                      <math:mtext>ik</math:mtext>
                    </math:mrow>
                  </math:mstyle>
                </math:mrow>
              </math:mstyle>
            </math:msub>
            <math:mo math:stretchy="false"></math:mo>
          </math:mrow>
        </math:mrow>
      </math:mstyle>
      <math:mrow/>
    </math:mrow>
    <math:annotation math:encoding="StarMath 5.0"> size 12{C rSub { size 8{ ital "ijkl"} }  rSup { size 8{S} } = {  {1}  over  {V} }  \(  {  { partial  rSup { size 8{2} } E}  over  { partial η rSub { size 8{ ital "ij"} }  partial η rSub { size 8{ ital "kl"} } } }  \)  rSub { size 8{S} } + {  {P}  over  {2} }  \( 2δ rSub { size 8{ ital "ij"} } δ rSub { size 8{ ital "kl"} }  - δ rSub { size 8{ ital "il"} } δ rSub { size 8{ ital "jk"} }  - δ rSub { size 8{ ital "jl"} } δ rSub { size 8{ ital "ik"} }  \) } {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ubsup>
            <math:mi>B</math:mi>
            <math:mstyle math:fontsize="8pt">
              <math:mrow>
                <math:mstyle math:fontstyle="italic">
                  <math:mrow>
                    <math:mtext>ijkl</math:mtext>
                  </math:mrow>
                </math:mstyle>
              </math:mrow>
            </math:mstyle>
            <math:mstyle math:fontsize="8pt">
              <math:mrow>
                <math:mi>T</math:mi>
              </math:mrow>
            </math:mstyle>
          </math:msubsup>
        </math:mrow>
      </math:mstyle>
      <math:mrow/>
    </math:mrow>
    <math:annotation math:encoding="StarMath 5.0"> size 12{B rSub { size 8{ ital "ijkl"} }  rSup { size 8{T} } } {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ubsup>
            <math:mi>B</math:mi>
            <math:mstyle math:fontsize="8pt">
              <math:mrow>
                <math:mstyle math:fontstyle="italic">
                  <math:mrow>
                    <math:mtext>ijkl</math:mtext>
                  </math:mrow>
                </math:mstyle>
              </math:mrow>
            </math:mstyle>
            <math:mstyle math:fontsize="8pt">
              <math:mrow>
                <math:mi>S</math:mi>
              </math:mrow>
            </math:mstyle>
          </math:msubsup>
        </math:mrow>
      </math:mstyle>
      <math:mrow/>
    </math:mrow>
    <math:annotation math:encoding="StarMath 5.0"> size 12{B rSub { size 8{ ital "ijkl"} }  rSup { size 8{S} } } {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frac>
              <math:mn>1</math:mn>
              <math:mi>V</math:mi>
            </math:mfrac>
            <math:mo math:stretchy="false"></math:mo>
            <math:mfrac>
              <math:mrow>
                <math:msup>
                  <math:mo math:stretchy="false">∂</math:mo>
                  <math:mstyle math:fontsize="8pt">
                    <math:mrow>
                      <math:mn>2</math:mn>
                    </math:mrow>
                  </math:mstyle>
                </math:msup>
                <math:mi>E</math:mi>
              </math:mrow>
              <math:mrow>
                <math:mo math:stretchy="false">∂</math:mo>
                <math:msub>
                  <math:mi>η</math:mi>
                  <math:mstyle math:fontsize="8pt">
                    <math:mrow>
                      <math:mstyle math:fontstyle="italic">
                        <math:mrow>
                          <math:mtext>ij</math:mtext>
                        </math:mrow>
                      </math:mstyle>
                    </math:mrow>
                  </math:mstyle>
                </math:msub>
                <math:mo math:stretchy="false">∂</math:mo>
                <math:msub>
                  <math:mi>η</math:mi>
                  <math:mstyle math:fontsize="8pt">
                    <math:mrow>
                      <math:mstyle math:fontstyle="italic">
                        <math:mrow>
                          <math:mtext>kl</math:mtext>
                        </math:mrow>
                      </math:mstyle>
                    </math:mrow>
                  </math:mstyle>
                </math:msub>
              </math:mrow>
            </math:mfrac>
            <math:msub>
              <math:mo math:stretchy="false"></math:mo>
              <math:mstyle math:fontsize="8pt">
                <math:mrow>
                  <math:mi>S</math:mi>
                </math:mrow>
              </math:mstyle>
            </math:msub>
          </math:mrow>
        </math:mrow>
      </math:mstyle>
      <math:mrow/>
    </math:mrow>
    <math:annotation math:encoding="StarMath 5.0"> size 12{ {  {1}  over  {V} }  \(  {  { partial  rSup { size 8{2} } E}  over  { partial η rSub { size 8{ ital "ij"} }  partial η rSub { size 8{ ital "kl"} } } }  \)  rSub { size 8{S} } } {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subsup>
                <math:mi>C</math:mi>
                <math:mstyle math:fontsize="8pt">
                  <math:mrow>
                    <math:mstyle math:fontstyle="italic">
                      <math:mrow>
                        <math:mtext>ijkl</math:mtext>
                      </math:mrow>
                    </math:mstyle>
                  </math:mrow>
                </math:mstyle>
                <math:mstyle math:fontsize="8pt">
                  <math:mrow>
                    <math:mstyle math:fontstyle="italic">
                      <math:mrow>
                        <math:mtext>proper</math:mtext>
                      </math:mrow>
                    </math:mstyle>
                  </math:mrow>
                </math:mstyle>
              </math:msubsup>
              <math:mo math:stretchy="false">=</math:mo>
              <math:mfrac>
                <math:mn>1</math:mn>
                <math:msub>
                  <math:mi>V</math:mi>
                  <math:mstyle math:fontsize="8pt">
                    <math:mrow>
                      <math:mn>0</math:mn>
                    </math:mrow>
                  </math:mstyle>
                </math:msub>
              </math:mfrac>
            </math:mrow>
            <math:mfrac>
              <math:mi>d</math:mi>
              <math:msub>
                <math:mi math:fontstyle="italic">dη</math:mi>
                <math:mstyle math:fontsize="8pt">
                  <math:mrow>
                    <math:mstyle math:fontstyle="italic">
                      <math:mrow>
                        <math:mtext>kl</math:mtext>
                      </math:mrow>
                    </math:mstyle>
                  </math:mrow>
                </math:mstyle>
              </math:msub>
            </math:mfrac>
            <math:mo math:stretchy="false"></math:mo>
            <math:msub>
              <math:mi math:fontstyle="italic">Vσ</math:mi>
              <math:mstyle math:fontsize="8pt">
                <math:mrow>
                  <math:mstyle math:fontstyle="italic">
                    <math:mrow>
                      <math:mtext>ij</math:mtext>
                    </math:mrow>
                  </math:mstyle>
                </math:mrow>
              </math:mstyle>
            </math:msub>
            <math:mo math:stretchy="false"></math:mo>
          </math:mrow>
        </math:mrow>
      </math:mstyle>
      <math:mrow/>
    </math:mrow>
    <math:annotation math:encoding="StarMath 5.0"> size 12{C rSub { size 8{ ital "ijkl"} }  rSup { size 8{ ital "proper"} } = {  {1}  over  {V rSub { size 8{0} } } }  {  {d}  over  {dη rSub { size 8{ ital "kl"} } } }  \( Vσ rSub { size 8{ ital "ij"} }  \) } {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ub>
            <math:mi>η</math:mi>
            <math:mstyle math:fontsize="8pt">
              <math:mrow>
                <math:mstyle math:fontstyle="italic">
                  <math:mrow>
                    <math:mtext>kl</math:mtext>
                  </math:mrow>
                </math:mstyle>
              </math:mrow>
            </math:mstyle>
          </math:msub>
        </math:mrow>
      </math:mstyle>
      <math:mrow/>
    </math:mrow>
    <math:annotation math:encoding="StarMath 5.0"> size 12{η rSub { size 8{ ital "kl"} } } 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fenced math:open="" math:close="">
            <math:mtable>
              <math:mtr>
                <math:mtd>
                  <math:mrow>
                    <math:mrow>
                      <math:mn>1</math:mn>
                      <math:mo math:stretchy="false"></math:mo>
                      <math:msub>
                        <math:mi>η</math:mi>
                        <math:mstyle math:fontsize="8pt">
                          <math:mrow>
                            <math:mn>1</math:mn>
                          </math:mrow>
                        </math:mstyle>
                      </math:msub>
                    </math:mrow>
                    <math:mrow/>
                  </math:mrow>
                </math:mtd>
                <math:mtd>
                  <math:mrow>
                    <math:mrow>
                      <math:msub>
                        <math:mi>η</math:mi>
                        <math:mstyle math:fontsize="8pt">
                          <math:mrow>
                            <math:mn>6</math:mn>
                          </math:mrow>
                        </math:mstyle>
                      </math:msub>
                      <math:mo math:stretchy="false">/</math:mo>
                      <math:mn>2</math:mn>
                    </math:mrow>
                    <math:mrow/>
                  </math:mrow>
                </math:mtd>
                <math:mtd>
                  <math:mrow>
                    <math:mrow>
                      <math:msub>
                        <math:mi>η</math:mi>
                        <math:mstyle math:fontsize="8pt">
                          <math:mrow>
                            <math:mn>5</math:mn>
                          </math:mrow>
                        </math:mstyle>
                      </math:msub>
                      <math:mo math:stretchy="false">/</math:mo>
                      <math:mn>2</math:mn>
                    </math:mrow>
                    <math:mrow/>
                  </math:mrow>
                </math:mtd>
              </math:mtr>
              <math:mtr>
                <math:mtd>
                  <math:mrow>
                    <math:mrow>
                      <math:msub>
                        <math:mi>η</math:mi>
                        <math:mstyle math:fontsize="8pt">
                          <math:mrow>
                            <math:mn>6</math:mn>
                          </math:mrow>
                        </math:mstyle>
                      </math:msub>
                      <math:mo math:stretchy="false">/</math:mo>
                      <math:mn>2</math:mn>
                    </math:mrow>
                    <math:mrow/>
                  </math:mrow>
                </math:mtd>
                <math:mtd>
                  <math:mrow>
                    <math:mrow>
                      <math:mn>1</math:mn>
                      <math:mo math:stretchy="false"></math:mo>
                      <math:msub>
                        <math:mi>η</math:mi>
                        <math:mstyle math:fontsize="8pt">
                          <math:mrow>
                            <math:mn>2</math:mn>
                          </math:mrow>
                        </math:mstyle>
                      </math:msub>
                    </math:mrow>
                    <math:mrow/>
                  </math:mrow>
                </math:mtd>
                <math:mtd>
                  <math:mrow>
                    <math:mrow>
                      <math:msub>
                        <math:mi>η</math:mi>
                        <math:mstyle math:fontsize="8pt">
                          <math:mrow>
                            <math:mn>4</math:mn>
                          </math:mrow>
                        </math:mstyle>
                      </math:msub>
                      <math:mo math:stretchy="false">/</math:mo>
                      <math:mn>2</math:mn>
                    </math:mrow>
                    <math:mrow/>
                  </math:mrow>
                </math:mtd>
              </math:mtr>
              <math:mtr>
                <math:mtd>
                  <math:mrow>
                    <math:mrow>
                      <math:msub>
                        <math:mi>η</math:mi>
                        <math:mstyle math:fontsize="8pt">
                          <math:mrow>
                            <math:mn>5</math:mn>
                          </math:mrow>
                        </math:mstyle>
                      </math:msub>
                      <math:mo math:stretchy="false">/</math:mo>
                      <math:mn>2</math:mn>
                    </math:mrow>
                    <math:mrow/>
                  </math:mrow>
                </math:mtd>
                <math:mtd>
                  <math:mrow>
                    <math:mrow>
                      <math:msub>
                        <math:mi>η</math:mi>
                        <math:mstyle math:fontsize="8pt">
                          <math:mrow>
                            <math:mn>4</math:mn>
                          </math:mrow>
                        </math:mstyle>
                      </math:msub>
                      <math:mo math:stretchy="false">/</math:mo>
                      <math:mn>2</math:mn>
                    </math:mrow>
                    <math:mrow/>
                  </math:mrow>
                </math:mtd>
                <math:mtd>
                  <math:mrow>
                    <math:mrow>
                      <math:mn>1</math:mn>
                      <math:mo math:stretchy="false"></math:mo>
                      <math:msub>
                        <math:mi>η</math:mi>
                        <math:mstyle math:fontsize="8pt">
                          <math:mrow>
                            <math:mn>3</math:mn>
                          </math:mrow>
                        </math:mstyle>
                      </math:msub>
                    </math:mrow>
                    <math:mrow/>
                  </math:mrow>
                </math:mtd>
              </math:mtr>
            </math:mtable>
          </math:mfenced>
        </math:mrow>
      </math:mstyle>
      <math:mrow/>
    </math:mrow>
    <math:annotation math:encoding="StarMath 5.0"> size 12{ left ( matrix {
1+η rSub { size 8{1} }  {} # η rSub { size 8{6} } /2 {} # η rSub { size 8{5} } /2 {} ##
η rSub { size 8{6} } /2 {} # 1+η rSub { size 8{2} }  {} # η rSub { size 8{4} } /2 {} ##
η rSub { size 8{5} } /2 {} # η rSub { size 8{4} } /2 {} # 1+η rSub { size 8{3} } {}
}  right )} {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frac>
                <math:mi>V</math:mi>
                <math:msub>
                  <math:mi>V</math:mi>
                  <math:mstyle math:fontsize="8pt">
                    <math:mrow>
                      <math:mn>0</math:mn>
                    </math:mrow>
                  </math:mstyle>
                </math:msub>
              </math:mfrac>
              <math:mo math:stretchy="false">=</math:mo>
              <math:mfrac>
                <math:mrow>
                  <math:mtext>det</math:mtext>
                  <math:mover>
                    <math:mi>V</math:mi>
                    <math:mstyle math:fontsize="8pt">
                      <math:mrow>
                        <math:mi>↔</math:mi>
                      </math:mrow>
                    </math:mstyle>
                  </math:mover>
                </math:mrow>
                <math:mrow>
                  <math:mtext>det</math:mtext>
                  <math:mover>
                    <math:msub>
                      <math:mi>V</math:mi>
                      <math:mstyle math:fontsize="8pt">
                        <math:mrow>
                          <math:mn>0</math:mn>
                        </math:mrow>
                      </math:mstyle>
                    </math:msub>
                    <math:mstyle math:fontsize="8pt">
                      <math:mrow>
                        <math:mi>↔</math:mi>
                      </math:mrow>
                    </math:mstyle>
                  </math:mover>
                </math:mrow>
              </math:mfrac>
            </math:mrow>
            <math:mo math:stretchy="false">=</math:mo>
            <math:mrow>
              <math:mrow>
                <math:mrow>
                  <math:mn>1</math:mn>
                  <math:mo math:stretchy="false"></math:mo>
                  <math:msub>
                    <math:mi>η</math:mi>
                    <math:mstyle math:fontsize="8pt">
                      <math:mrow>
                        <math:mn>1</math:mn>
                      </math:mrow>
                    </math:mstyle>
                  </math:msub>
                </math:mrow>
                <math:mo math:stretchy="false"></math:mo>
                <math:msub>
                  <math:mi>η</math:mi>
                  <math:mstyle math:fontsize="8pt">
                    <math:mrow>
                      <math:mn>2</math:mn>
                    </math:mrow>
                  </math:mstyle>
                </math:msub>
              </math:mrow>
              <math:mo math:stretchy="false"></math:mo>
              <math:msub>
                <math:mi>η</math:mi>
                <math:mstyle math:fontsize="8pt">
                  <math:mrow>
                    <math:mn>3</math:mn>
                  </math:mrow>
                </math:mstyle>
              </math:msub>
            </math:mrow>
          </math:mrow>
        </math:mrow>
      </math:mstyle>
      <math:mrow/>
    </math:mrow>
    <math:annotation math:encoding="StarMath 5.0"> size 12{ {  {V}  over  {V rSub { size 8{0} } } } = {  {"det" {V}  cSup { size 8{↔} } }  over  {"det" {V rSub { size 8{0} } }  cSup { size 8{↔} } } } =1+η rSub { size 8{1} } +η rSub { size 8{2} } +η rSub { size 8{3} } } {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subsup>
                <math:mi>C</math:mi>
                <math:mstyle math:fontsize="8pt">
                  <math:mrow>
                    <math:mstyle math:fontstyle="italic">
                      <math:mrow>
                        <math:mtext>ijkl</math:mtext>
                      </math:mrow>
                    </math:mstyle>
                  </math:mrow>
                </math:mstyle>
                <math:mstyle math:fontsize="8pt">
                  <math:mrow>
                    <math:mstyle math:fontstyle="italic">
                      <math:mrow>
                        <math:mtext>proper</math:mtext>
                      </math:mrow>
                    </math:mstyle>
                  </math:mrow>
                </math:mstyle>
              </math:msubsup>
              <math:mo math:stretchy="false">=</math:mo>
              <math:mfrac>
                <math:mn>1</math:mn>
                <math:msub>
                  <math:mi>V</math:mi>
                  <math:mstyle math:fontsize="8pt">
                    <math:mrow>
                      <math:mn>0</math:mn>
                    </math:mrow>
                  </math:mstyle>
                </math:msub>
              </math:mfrac>
            </math:mrow>
            <math:mfrac>
              <math:mi>d</math:mi>
              <math:msub>
                <math:mi math:fontstyle="italic">dη</math:mi>
                <math:mstyle math:fontsize="8pt">
                  <math:mrow>
                    <math:mstyle math:fontstyle="italic">
                      <math:mrow>
                        <math:mtext>kl</math:mtext>
                      </math:mrow>
                    </math:mstyle>
                  </math:mrow>
                </math:mstyle>
              </math:msub>
            </math:mfrac>
            <math:mo math:stretchy="false"></math:mo>
            <math:msub>
              <math:mi math:fontstyle="italic">Vσ</math:mi>
              <math:mstyle math:fontsize="8pt">
                <math:mrow>
                  <math:mstyle math:fontstyle="italic">
                    <math:mrow>
                      <math:mtext>ij</math:mtext>
                    </math:mrow>
                  </math:mstyle>
                </math:mrow>
              </math:mstyle>
            </math:msub>
            <math:mrow>
              <math:mo math:stretchy="false"></math:mo>
              <math:mo math:stretchy="false">=</math:mo>
              <math:mfrac>
                <math:mn>1</math:mn>
                <math:msub>
                  <math:mi>V</math:mi>
                  <math:mstyle math:fontsize="8pt">
                    <math:mrow>
                      <math:mn>0</math:mn>
                    </math:mrow>
                  </math:mstyle>
                </math:msub>
              </math:mfrac>
            </math:mrow>
            <math:mfrac>
              <math:mi>d</math:mi>
              <math:msub>
                <math:mi math:fontstyle="italic">dη</math:mi>
                <math:mstyle math:fontsize="8pt">
                  <math:mrow>
                    <math:mstyle math:fontstyle="italic">
                      <math:mrow>
                        <math:mtext>kl</math:mtext>
                      </math:mrow>
                    </math:mstyle>
                  </math:mrow>
                </math:mstyle>
              </math:msub>
            </math:mfrac>
            <math:mo math:stretchy="false">[</math:mo>
            <math:msub>
              <math:mi>V</math:mi>
              <math:mstyle math:fontsize="8pt">
                <math:mrow>
                  <math:mn>0</math:mn>
                </math:mrow>
              </math:mstyle>
            </math:msub>
            <math:mo math:stretchy="false"></math:mo>
            <math:mrow>
              <math:mn>1</math:mn>
              <math:mo math:stretchy="false"></math:mo>
              <math:msub>
                <math:mi>η</math:mi>
                <math:mstyle math:fontsize="8pt">
                  <math:mrow>
                    <math:mstyle math:fontstyle="italic">
                      <math:mrow>
                        <math:mtext>kl</math:mtext>
                      </math:mrow>
                    </math:mstyle>
                  </math:mrow>
                </math:mstyle>
              </math:msub>
            </math:mrow>
            <math:msub>
              <math:mi>δ</math:mi>
              <math:mstyle math:fontsize="8pt">
                <math:mrow>
                  <math:mstyle math:fontstyle="italic">
                    <math:mrow>
                      <math:mtext>kl</math:mtext>
                    </math:mrow>
                  </math:mstyle>
                </math:mrow>
              </math:mstyle>
            </math:msub>
            <math:mo math:stretchy="false"></math:mo>
            <math:mo math:stretchy="false"></math:mo>
            <math:mrow>
              <math:msubsup>
                <math:mi>σ</math:mi>
                <math:mstyle math:fontsize="8pt">
                  <math:mrow>
                    <math:mstyle math:fontstyle="italic">
                      <math:mrow>
                        <math:mtext>ij</math:mtext>
                      </math:mrow>
                    </math:mstyle>
                  </math:mrow>
                </math:mstyle>
                <math:mstyle math:fontsize="8pt">
                  <math:mrow>
                    <math:mn>0</math:mn>
                  </math:mrow>
                </math:mstyle>
              </math:msubsup>
              <math:mo math:stretchy="false"></math:mo>
              <math:msub>
                <math:mi>C</math:mi>
                <math:mstyle math:fontsize="8pt">
                  <math:mrow>
                    <math:mstyle math:fontstyle="italic">
                      <math:mrow>
                        <math:mtext>ijkl</math:mtext>
                      </math:mrow>
                    </math:mstyle>
                  </math:mrow>
                </math:mstyle>
              </math:msub>
            </math:mrow>
            <math:msub>
              <math:mi>η</math:mi>
              <math:mstyle math:fontsize="8pt">
                <math:mrow>
                  <math:mstyle math:fontstyle="italic">
                    <math:mrow>
                      <math:mtext>kl</math:mtext>
                    </math:mrow>
                  </math:mstyle>
                </math:mrow>
              </math:mstyle>
            </math:msub>
            <math:mo math:stretchy="false"></math:mo>
            <math:mrow>
              <math:mo math:stretchy="false">]</math:mo>
              <math:mo math:stretchy="false">=</math:mo>
              <math:mfrac>
                <math:mi>d</math:mi>
                <math:msub>
                  <math:mi math:fontstyle="italic">dη</math:mi>
                  <math:mstyle math:fontsize="8pt">
                    <math:mrow>
                      <math:mstyle math:fontstyle="italic">
                        <math:mrow>
                          <math:mtext>kl</math:mtext>
                        </math:mrow>
                      </math:mstyle>
                    </math:mrow>
                  </math:mstyle>
                </math:msub>
              </math:mfrac>
            </math:mrow>
            <math:mo math:stretchy="false">[</math:mo>
            <math:mrow>
              <math:msubsup>
                <math:mi>σ</math:mi>
                <math:mstyle math:fontsize="8pt">
                  <math:mrow>
                    <math:mstyle math:fontstyle="italic">
                      <math:mrow>
                        <math:mtext>ij</math:mtext>
                      </math:mrow>
                    </math:mstyle>
                  </math:mrow>
                </math:mstyle>
                <math:mstyle math:fontsize="8pt">
                  <math:mrow>
                    <math:mn>0</math:mn>
                  </math:mrow>
                </math:mstyle>
              </math:msubsup>
              <math:mo math:stretchy="false"></math:mo>
              <math:msubsup>
                <math:mi>σ</math:mi>
                <math:mstyle math:fontsize="8pt">
                  <math:mrow>
                    <math:mstyle math:fontstyle="italic">
                      <math:mrow>
                        <math:mtext>ij</math:mtext>
                      </math:mrow>
                    </math:mstyle>
                  </math:mrow>
                </math:mstyle>
                <math:mstyle math:fontsize="8pt">
                  <math:mrow>
                    <math:mn>0</math:mn>
                  </math:mrow>
                </math:mstyle>
              </math:msubsup>
            </math:mrow>
            <math:msub>
              <math:mi>η</math:mi>
              <math:mstyle math:fontsize="8pt">
                <math:mrow>
                  <math:mstyle math:fontstyle="italic">
                    <math:mrow>
                      <math:mtext>kl</math:mtext>
                    </math:mrow>
                  </math:mstyle>
                </math:mrow>
              </math:mstyle>
            </math:msub>
            <math:mrow>
              <math:msub>
                <math:mi>δ</math:mi>
                <math:mstyle math:fontsize="8pt">
                  <math:mrow>
                    <math:mstyle math:fontstyle="italic">
                      <math:mrow>
                        <math:mtext>kl</math:mtext>
                      </math:mrow>
                    </math:mstyle>
                  </math:mrow>
                </math:mstyle>
              </math:msub>
              <math:mo math:stretchy="false"></math:mo>
              <math:mi>O</math:mi>
            </math:mrow>
            <math:mo math:stretchy="false"></math:mo>
            <math:msup>
              <math:mi>η</math:mi>
              <math:mstyle math:fontsize="8pt">
                <math:mrow>
                  <math:mn>2</math:mn>
                </math:mrow>
              </math:mstyle>
            </math:msup>
            <math:mo math:stretchy="false"></math:mo>
            <math:mrow>
              <math:mo math:stretchy="false">]</math:mo>
              <math:mo math:stretchy="false">=</math:mo>
              <math:mrow/>
            </math:mrow>
          </math:mrow>
        </math:mrow>
      </math:mstyle>
      <math:mrow/>
    </math:mrow>
    <math:annotation math:encoding="StarMath 5.0"> size 12{C rSub { size 8{ ital "ijkl"} }  rSup { size 8{ ital "proper"} } = {  {1}  over  {V rSub { size 8{0} } } }  {  {d}  over  {dη rSub { size 8{ ital "kl"} } } }  \( Vσ rSub { size 8{ ital "ij"} }  \) = {  {1}  over  {V rSub { size 8{0} } } }  {  {d}  over  {dη rSub { size 8{ ital "kl"} } } }  \[ V rSub { size 8{0} }  \( 1+η rSub { size 8{ ital "kl"} } δ rSub { size 8{ ital "kl"} }  \)  \( σ rSub { size 8{ ital "ij"} }  rSup { size 8{0} } +C rSub { size 8{ ital "ijkl"} } η rSub { size 8{ ital "kl"} }  \)  \] = {  {d}  over  {dη rSub { size 8{ ital "kl"} } } }  \[ σ rSub { size 8{ ital "ij"} }  rSup { size 8{0} } +σ rSub { size 8{ ital "ij"} }  rSup { size 8{0} } η rSub { size 8{ ital "kl"} } δ rSub { size 8{ ital "kl"} } +O \( η rSup { size 8{2} }  \)  \] ={}} {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row/>
              <math:mo math:stretchy="false">=</math:mo>
              <math:msub>
                <math:mi>C</math:mi>
                <math:mstyle math:fontsize="8pt">
                  <math:mrow>
                    <math:mrow>
                      <math:mstyle math:fontstyle="italic">
                        <math:mrow>
                          <math:mtext>ijkl</math:mtext>
                        </math:mrow>
                      </math:mstyle>
                      <math:mo math:stretchy="false"></math:mo>
                      <math:mrow/>
                    </math:mrow>
                  </math:mrow>
                </math:mstyle>
              </math:msub>
            </math:mrow>
            <math:mfrac>
              <math:mi>d</math:mi>
              <math:msub>
                <math:mi math:fontstyle="italic">dη</math:mi>
                <math:mstyle math:fontsize="8pt">
                  <math:mrow>
                    <math:mstyle math:fontstyle="italic">
                      <math:mrow>
                        <math:mtext>kl</math:mtext>
                      </math:mrow>
                    </math:mstyle>
                  </math:mrow>
                </math:mstyle>
              </math:msub>
            </math:mfrac>
            <math:mo math:stretchy="false"></math:mo>
            <math:msubsup>
              <math:mi>σ</math:mi>
              <math:mstyle math:fontsize="8pt">
                <math:mrow>
                  <math:mstyle math:fontstyle="italic">
                    <math:mrow>
                      <math:mtext>ij</math:mtext>
                    </math:mrow>
                  </math:mstyle>
                </math:mrow>
              </math:mstyle>
              <math:mstyle math:fontsize="8pt">
                <math:mrow>
                  <math:mn>0</math:mn>
                </math:mrow>
              </math:mstyle>
            </math:msubsup>
            <math:msub>
              <math:mi>η</math:mi>
              <math:mstyle math:fontsize="8pt">
                <math:mrow>
                  <math:mstyle math:fontstyle="italic">
                    <math:mrow>
                      <math:mtext>kl</math:mtext>
                    </math:mrow>
                  </math:mstyle>
                </math:mrow>
              </math:mstyle>
            </math:msub>
            <math:msub>
              <math:mi>δ</math:mi>
              <math:mstyle math:fontsize="8pt">
                <math:mrow>
                  <math:mstyle math:fontstyle="italic">
                    <math:mrow>
                      <math:mtext>kl</math:mtext>
                    </math:mrow>
                  </math:mstyle>
                </math:mrow>
              </math:mstyle>
            </math:msub>
            <math:mrow>
              <math:mo math:stretchy="false"></math:mo>
              <math:mo math:stretchy="false">=</math:mo>
              <math:mrow>
                <math:msub>
                  <math:mi>C</math:mi>
                  <math:mstyle math:fontsize="8pt">
                    <math:mrow>
                      <math:mstyle math:fontstyle="italic">
                        <math:mrow>
                          <math:mtext>ijkl</math:mtext>
                        </math:mrow>
                      </math:mstyle>
                    </math:mrow>
                  </math:mstyle>
                </math:msub>
                <math:mo math:stretchy="false"></math:mo>
                <math:msubsup>
                  <math:mi>σ</math:mi>
                  <math:mstyle math:fontsize="8pt">
                    <math:mrow>
                      <math:mstyle math:fontstyle="italic">
                        <math:mrow>
                          <math:mtext>ij</math:mtext>
                        </math:mrow>
                      </math:mstyle>
                    </math:mrow>
                  </math:mstyle>
                  <math:mstyle math:fontsize="8pt">
                    <math:mrow>
                      <math:mn>0</math:mn>
                    </math:mrow>
                  </math:mstyle>
                </math:msubsup>
              </math:mrow>
            </math:mrow>
            <math:msub>
              <math:mi>δ</math:mi>
              <math:mstyle math:fontsize="8pt">
                <math:mrow>
                  <math:mstyle math:fontstyle="italic">
                    <math:mrow>
                      <math:mtext>kl</math:mtext>
                    </math:mrow>
                  </math:mstyle>
                </math:mrow>
              </math:mstyle>
            </math:msub>
          </math:mrow>
        </math:mrow>
      </math:mstyle>
      <math:mrow/>
    </math:mrow>
    <math:annotation math:encoding="StarMath 5.0"> size 12{ {}=C rSub { size 8{ ital "ijkl"+{}} }  {  {d}  over  {dη rSub { size 8{ ital "kl"} } } }  \( σ rSub { size 8{ ital "ij"} }  rSup { size 8{0} } η rSub { size 8{ ital "kl"} } δ rSub { size 8{ ital "kl"} }  \) =C rSub { size 8{ ital "ijkl"} } +σ rSub { size 8{ ital "ij"} }  rSup { size 8{0} } δ rSub { size 8{ ital "kl"} } } {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ubsup>
            <math:mi>σ</math:mi>
            <math:mstyle math:fontsize="8pt">
              <math:mrow>
                <math:mstyle math:fontstyle="italic">
                  <math:mrow>
                    <math:mtext>ij</math:mtext>
                  </math:mrow>
                </math:mstyle>
              </math:mrow>
            </math:mstyle>
            <math:mstyle math:fontsize="8pt">
              <math:mrow>
                <math:mn>0</math:mn>
              </math:mrow>
            </math:mstyle>
          </math:msubsup>
        </math:mrow>
      </math:mstyle>
      <math:mrow/>
    </math:mrow>
    <math:annotation math:encoding="StarMath 5.0"> size 12{σ rSub { size 8{ ital "ij"} }  rSup { size 8{0} } } {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sub>
                <math:mi>C</math:mi>
                <math:mstyle math:fontsize="8pt">
                  <math:mrow>
                    <math:mstyle math:fontstyle="italic">
                      <math:mrow>
                        <math:mtext>ijkl</math:mtext>
                      </math:mrow>
                    </math:mstyle>
                  </math:mrow>
                </math:mstyle>
              </math:msub>
              <math:mo math:stretchy="false">=</math:mo>
              <math:mrow>
                <math:msubsup>
                  <math:mi>C</math:mi>
                  <math:mstyle math:fontsize="8pt">
                    <math:mrow>
                      <math:mstyle math:fontstyle="italic">
                        <math:mrow>
                          <math:mtext>ijkl</math:mtext>
                        </math:mrow>
                      </math:mstyle>
                    </math:mrow>
                  </math:mstyle>
                  <math:mstyle math:fontsize="8pt">
                    <math:mrow>
                      <math:mstyle math:fontstyle="italic">
                        <math:mrow>
                          <math:mtext>proper</math:mtext>
                        </math:mrow>
                      </math:mstyle>
                    </math:mrow>
                  </math:mstyle>
                </math:msubsup>
                <math:mo math:stretchy="false">−</math:mo>
                <math:msubsup>
                  <math:mi>σ</math:mi>
                  <math:mstyle math:fontsize="8pt">
                    <math:mrow>
                      <math:mstyle math:fontstyle="italic">
                        <math:mrow>
                          <math:mtext>ij</math:mtext>
                        </math:mrow>
                      </math:mstyle>
                    </math:mrow>
                  </math:mstyle>
                  <math:mstyle math:fontsize="8pt">
                    <math:mrow>
                      <math:mn>0</math:mn>
                    </math:mrow>
                  </math:mstyle>
                </math:msubsup>
              </math:mrow>
            </math:mrow>
            <math:msub>
              <math:mi>δ</math:mi>
              <math:mstyle math:fontsize="8pt">
                <math:mrow>
                  <math:mstyle math:fontstyle="italic">
                    <math:mrow>
                      <math:mtext>kl</math:mtext>
                    </math:mrow>
                  </math:mstyle>
                </math:mrow>
              </math:mstyle>
            </math:msub>
          </math:mrow>
        </math:mrow>
      </math:mstyle>
      <math:mrow/>
    </math:mrow>
    <math:annotation math:encoding="StarMath 5.0"> size 12{C rSub { size 8{ ital "ijkl"} } =C rSub { size 8{ ital "ijkl"} }  rSup { size 8{ ital "proper"} }  - σ rSub { size 8{ ital "ij"} }  rSup { size 8{0} } δ rSub { size 8{ ital "kl"} } } {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row>
                <math:mi>P</math:mi>
                <math:mo math:stretchy="false">=</math:mo>
                <math:mrow>
                  <math:mo math:stretchy="false">−</math:mo>
                  <math:msub>
                    <math:mi>σ</math:mi>
                    <math:mstyle math:fontsize="8pt">
                      <math:mrow>
                        <math:mtext>11</math:mtext>
                      </math:mrow>
                    </math:mstyle>
                  </math:msub>
                </math:mrow>
              </math:mrow>
              <math:mo math:stretchy="false">=</math:mo>
              <math:mrow>
                <math:mo math:stretchy="false">−</math:mo>
                <math:msub>
                  <math:mi>σ</math:mi>
                  <math:mstyle math:fontsize="8pt">
                    <math:mrow>
                      <math:mtext>22</math:mtext>
                    </math:mrow>
                  </math:mstyle>
                </math:msub>
              </math:mrow>
            </math:mrow>
            <math:mo math:stretchy="false">=</math:mo>
            <math:mrow>
              <math:mo math:stretchy="false">−</math:mo>
              <math:msub>
                <math:mi>σ</math:mi>
                <math:mstyle math:fontsize="8pt">
                  <math:mrow>
                    <math:mtext>33</math:mtext>
                  </math:mrow>
                </math:mstyle>
              </math:msub>
            </math:mrow>
          </math:mrow>
        </math:mrow>
      </math:mstyle>
      <math:mrow/>
    </math:mrow>
    <math:annotation math:encoding="StarMath 5.0"> size 12{P= - σ rSub { size 8{"11"} } = - σ rSub { size 8{"22"} } = - σ rSub { size 8{"33"} } } {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sub>
              <math:mi>C</math:mi>
              <math:mstyle math:fontsize="8pt">
                <math:mrow>
                  <math:mtext>11</math:mtext>
                </math:mrow>
              </math:mstyle>
            </math:msub>
            <math:mo math:stretchy="false">=</math:mo>
            <math:mrow>
              <math:msubsup>
                <math:mi>C</math:mi>
                <math:mstyle math:fontsize="8pt">
                  <math:mrow>
                    <math:mtext>11</math:mtext>
                  </math:mrow>
                </math:mstyle>
                <math:mstyle math:fontsize="8pt">
                  <math:mrow>
                    <math:mstyle math:fontstyle="italic">
                      <math:mrow>
                        <math:mtext>proper</math:mtext>
                      </math:mrow>
                    </math:mstyle>
                  </math:mrow>
                </math:mstyle>
              </math:msubsup>
              <math:mo math:stretchy="false"></math:mo>
              <math:mi>P</math:mi>
            </math:mrow>
          </math:mrow>
        </math:mrow>
      </math:mstyle>
      <math:mrow/>
    </math:mrow>
    <math:annotation math:encoding="StarMath 5.0"> size 12{C rSub { size 8{"11"} } =C rSub { size 8{"11"} }  rSup { size 8{ ital "proper"} } +P} {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sub>
              <math:mi>C</math:mi>
              <math:mstyle math:fontsize="8pt">
                <math:mrow>
                  <math:mtext>12</math:mtext>
                </math:mrow>
              </math:mstyle>
            </math:msub>
            <math:mo math:stretchy="false">=</math:mo>
            <math:mrow>
              <math:msubsup>
                <math:mi>C</math:mi>
                <math:mstyle math:fontsize="8pt">
                  <math:mrow>
                    <math:mtext>12</math:mtext>
                  </math:mrow>
                </math:mstyle>
                <math:mstyle math:fontsize="8pt">
                  <math:mrow>
                    <math:mstyle math:fontstyle="italic">
                      <math:mrow>
                        <math:mtext>proper</math:mtext>
                      </math:mrow>
                    </math:mstyle>
                  </math:mrow>
                </math:mstyle>
              </math:msubsup>
              <math:mo math:stretchy="false"></math:mo>
              <math:mi>P</math:mi>
            </math:mrow>
          </math:mrow>
        </math:mrow>
      </math:mstyle>
      <math:mrow/>
    </math:mrow>
    <math:annotation math:encoding="StarMath 5.0"> size 12{C rSub { size 8{"12"} } =C rSub { size 8{"12"} }  rSup { size 8{ ital "proper"} } +P} 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subsup>
                <math:mi>C</math:mi>
                <math:mstyle math:fontsize="8pt">
                  <math:mrow>
                    <math:mstyle math:fontstyle="italic">
                      <math:mrow>
                        <math:mtext>ijkl</math:mtext>
                      </math:mrow>
                    </math:mstyle>
                  </math:mrow>
                </math:mstyle>
                <math:mstyle math:fontsize="8pt">
                  <math:mrow>
                    <math:mi>S</math:mi>
                  </math:mrow>
                </math:mstyle>
              </math:msubsup>
              <math:mo math:stretchy="false">=</math:mo>
              <math:mrow>
                <math:msubsup>
                  <math:mi>C</math:mi>
                  <math:mstyle math:fontsize="8pt">
                    <math:mrow>
                      <math:mstyle math:fontstyle="italic">
                        <math:mrow>
                          <math:mtext>ijkl</math:mtext>
                        </math:mrow>
                      </math:mstyle>
                    </math:mrow>
                  </math:mstyle>
                  <math:mstyle math:fontsize="8pt">
                    <math:mrow>
                      <math:mi>T</math:mi>
                    </math:mrow>
                  </math:mstyle>
                </math:msubsup>
                <math:mo math:stretchy="false"></math:mo>
                <math:mfrac>
                  <math:mstyle math:fontstyle="italic">
                    <math:mrow>
                      <math:mtext>TV</math:mtext>
                    </math:mrow>
                  </math:mstyle>
                  <math:msub>
                    <math:mi>C</math:mi>
                    <math:mstyle math:fontsize="8pt">
                      <math:mrow>
                        <math:mi>V</math:mi>
                      </math:mrow>
                    </math:mstyle>
                  </math:msub>
                </math:mfrac>
              </math:mrow>
            </math:mrow>
            <math:msub>
              <math:mi>b</math:mi>
              <math:mstyle math:fontsize="8pt">
                <math:mrow>
                  <math:mstyle math:fontstyle="italic">
                    <math:mrow>
                      <math:mtext>ij</math:mtext>
                    </math:mrow>
                  </math:mstyle>
                </math:mrow>
              </math:mstyle>
            </math:msub>
            <math:msub>
              <math:mi>b</math:mi>
              <math:mstyle math:fontsize="8pt">
                <math:mrow>
                  <math:mstyle math:fontstyle="italic">
                    <math:mrow>
                      <math:mtext>kl</math:mtext>
                    </math:mrow>
                  </math:mstyle>
                </math:mrow>
              </math:mstyle>
            </math:msub>
          </math:mrow>
        </math:mrow>
      </math:mstyle>
      <math:mrow/>
    </math:mrow>
    <math:annotation math:encoding="StarMath 5.0"> size 12{C rSub { size 8{ ital "ijkl"} }  rSup { size 8{S} } =C rSub { size 8{ ital "ijkl"} }  rSup { size 8{T} } + {  { ital "TV"}  over  {C rSub { size 8{V} } } } b rSub { size 8{ ital "ij"} } b rSub { size 8{ ital "kl"} } } 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sub>
                <math:mi>b</math:mi>
                <math:mstyle math:fontsize="8pt">
                  <math:mrow>
                    <math:mstyle math:fontstyle="italic">
                      <math:mrow>
                        <math:mtext>ij</math:mtext>
                      </math:mrow>
                    </math:mstyle>
                  </math:mrow>
                </math:mstyle>
              </math:msub>
              <math:mo math:stretchy="false">=</math:mo>
              <math:mo math:stretchy="false"></math:mo>
            </math:mrow>
            <math:mfrac>
              <math:mrow>
                <math:mo math:stretchy="false">∂</math:mo>
                <math:msub>
                  <math:mi>σ</math:mi>
                  <math:mstyle math:fontsize="8pt">
                    <math:mrow>
                      <math:mstyle math:fontstyle="italic">
                        <math:mrow>
                          <math:mtext>ij</math:mtext>
                        </math:mrow>
                      </math:mstyle>
                    </math:mrow>
                  </math:mstyle>
                </math:msub>
              </math:mrow>
              <math:mrow>
                <math:mo math:stretchy="false">∂</math:mo>
                <math:mi>T</math:mi>
              </math:mrow>
            </math:mfrac>
            <math:msub>
              <math:mo math:stretchy="false"></math:mo>
              <math:mstyle math:fontsize="8pt">
                <math:mrow>
                  <math:mi>V</math:mi>
                </math:mrow>
              </math:mstyle>
            </math:msub>
          </math:mrow>
        </math:mrow>
      </math:mstyle>
      <math:mrow/>
    </math:mrow>
    <math:annotation math:encoding="StarMath 5.0"> size 12{b rSub { size 8{ ital "ij"} } = \(  {  { partial σ rSub { size 8{ ital "ij"} } }  over  { partial T} }  \)  rSub { size 8{V} } } {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sub>
                <math:mi>K</math:mi>
                <math:mstyle math:fontsize="8pt">
                  <math:mrow>
                    <math:mi>S</math:mi>
                  </math:mrow>
                </math:mstyle>
              </math:msub>
              <math:mo math:stretchy="false">=</math:mo>
              <math:msub>
                <math:mi>K</math:mi>
                <math:mstyle math:fontsize="8pt">
                  <math:mrow>
                    <math:mi>T</math:mi>
                  </math:mrow>
                </math:mstyle>
              </math:msub>
            </math:mrow>
            <math:mo math:stretchy="false"></math:mo>
            <math:mrow>
              <math:mn>1</math:mn>
              <math:mo math:stretchy="false"></math:mo>
              <math:mstyle math:fontstyle="italic">
                <math:mrow>
                  <math:mtext>αγ</math:mtext>
                </math:mrow>
              </math:mstyle>
            </math:mrow>
            <math:mi>T</math:mi>
            <math:mrow>
              <math:mo math:stretchy="false"></math:mo>
              <math:mo math:stretchy="false">=</math:mo>
              <math:msub>
                <math:mi>K</math:mi>
                <math:mstyle math:fontsize="8pt">
                  <math:mrow>
                    <math:mi>T</math:mi>
                  </math:mrow>
                </math:mstyle>
              </math:msub>
            </math:mrow>
            <math:mo math:stretchy="false"></math:mo>
            <math:mrow>
              <math:mn>1</math:mn>
              <math:mo math:stretchy="false"></math:mo>
              <math:mfrac>
                <math:mrow>
                  <math:msup>
                    <math:mi>α</math:mi>
                    <math:mstyle math:fontsize="8pt">
                      <math:mrow>
                        <math:mn>2</math:mn>
                      </math:mrow>
                    </math:mstyle>
                  </math:msup>
                  <math:msub>
                    <math:mi>K</math:mi>
                    <math:mstyle math:fontsize="8pt">
                      <math:mrow>
                        <math:mi>T</math:mi>
                      </math:mrow>
                    </math:mstyle>
                  </math:msub>
                  <math:mi>V</math:mi>
                </math:mrow>
                <math:msub>
                  <math:mi>C</math:mi>
                  <math:mstyle math:fontsize="8pt">
                    <math:mrow>
                      <math:mi>V</math:mi>
                    </math:mrow>
                  </math:mstyle>
                </math:msub>
              </math:mfrac>
            </math:mrow>
            <math:mo math:stretchy="false"></math:mo>
          </math:mrow>
        </math:mrow>
      </math:mstyle>
      <math:mrow/>
    </math:mrow>
    <math:annotation math:encoding="StarMath 5.0"> size 12{K rSub { size 8{S} } =K rSub { size 8{T} }  \( 1+ ital "αγ"T \) =K rSub { size 8{T} }  \( 1+ {  {α rSup { size 8{2} } K rSub { size 8{T} } V}  over  {C rSub { size 8{V} } } }  \) } {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subsup>
                <math:mi>C</math:mi>
                <math:mstyle math:fontsize="8pt">
                  <math:mrow>
                    <math:mstyle math:fontstyle="italic">
                      <math:mrow>
                        <math:mtext>ijkl</math:mtext>
                      </math:mrow>
                    </math:mstyle>
                  </math:mrow>
                </math:mstyle>
                <math:mstyle math:fontsize="8pt">
                  <math:mrow>
                    <math:mi>T</math:mi>
                  </math:mrow>
                </math:mstyle>
              </math:msubsup>
              <math:mo math:stretchy="false">=</math:mo>
              <math:mfrac>
                <math:mn>1</math:mn>
                <math:mi>V</math:mi>
              </math:mfrac>
            </math:mrow>
            <math:mo math:stretchy="false"></math:mo>
            <math:mfrac>
              <math:mrow>
                <math:msup>
                  <math:mo math:stretchy="false">∂</math:mo>
                  <math:mstyle math:fontsize="8pt">
                    <math:mrow>
                      <math:mn>2</math:mn>
                    </math:mrow>
                  </math:mstyle>
                </math:msup>
                <math:mi>G</math:mi>
              </math:mrow>
              <math:mrow>
                <math:mo math:stretchy="false">∂</math:mo>
                <math:msub>
                  <math:mi>η</math:mi>
                  <math:mstyle math:fontsize="8pt">
                    <math:mrow>
                      <math:mstyle math:fontstyle="italic">
                        <math:mrow>
                          <math:mtext>ij</math:mtext>
                        </math:mrow>
                      </math:mstyle>
                    </math:mrow>
                  </math:mstyle>
                </math:msub>
                <math:mo math:stretchy="false">∂</math:mo>
                <math:msub>
                  <math:mi>η</math:mi>
                  <math:mstyle math:fontsize="8pt">
                    <math:mrow>
                      <math:mstyle math:fontstyle="italic">
                        <math:mrow>
                          <math:mtext>kl</math:mtext>
                        </math:mrow>
                      </math:mstyle>
                    </math:mrow>
                  </math:mstyle>
                </math:msub>
              </math:mrow>
            </math:mfrac>
            <math:msub>
              <math:mo math:stretchy="false"></math:mo>
              <math:mstyle math:fontsize="8pt">
                <math:mrow>
                  <math:mi>T</math:mi>
                </math:mrow>
              </math:mstyle>
            </math:msub>
          </math:mrow>
        </math:mrow>
      </math:mstyle>
      <math:mrow/>
    </math:mrow>
    <math:annotation math:encoding="StarMath 5.0"> size 12{C rSub { size 8{ ital "ijkl"} }  rSup { size 8{T} } = {  {1}  over  {V} }  \(  {  { partial  rSup { size 8{2} } G}  over  { partial η rSub { size 8{ ital "ij"} }  partial η rSub { size 8{ ital "kl"} } } }  \)  rSub { size 8{T} } } {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subsup>
                <math:mi>C</math:mi>
                <math:mstyle math:fontsize="8pt">
                  <math:mrow>
                    <math:mstyle math:fontstyle="italic">
                      <math:mrow>
                        <math:mtext>ijkl</math:mtext>
                      </math:mrow>
                    </math:mstyle>
                  </math:mrow>
                </math:mstyle>
                <math:mstyle math:fontsize="8pt">
                  <math:mrow>
                    <math:mi>S</math:mi>
                  </math:mrow>
                </math:mstyle>
              </math:msubsup>
              <math:mo math:stretchy="false">=</math:mo>
              <math:mfrac>
                <math:mn>1</math:mn>
                <math:mi>V</math:mi>
              </math:mfrac>
            </math:mrow>
            <math:mo math:stretchy="false"></math:mo>
            <math:mfrac>
              <math:mrow>
                <math:msup>
                  <math:mo math:stretchy="false">∂</math:mo>
                  <math:mstyle math:fontsize="8pt">
                    <math:mrow>
                      <math:mn>2</math:mn>
                    </math:mrow>
                  </math:mstyle>
                </math:msup>
                <math:mi>H</math:mi>
              </math:mrow>
              <math:mrow>
                <math:mo math:stretchy="false">∂</math:mo>
                <math:msub>
                  <math:mi>η</math:mi>
                  <math:mstyle math:fontsize="8pt">
                    <math:mrow>
                      <math:mstyle math:fontstyle="italic">
                        <math:mrow>
                          <math:mtext>ij</math:mtext>
                        </math:mrow>
                      </math:mstyle>
                    </math:mrow>
                  </math:mstyle>
                </math:msub>
                <math:mo math:stretchy="false">∂</math:mo>
                <math:msub>
                  <math:mi>η</math:mi>
                  <math:mstyle math:fontsize="8pt">
                    <math:mrow>
                      <math:mstyle math:fontstyle="italic">
                        <math:mrow>
                          <math:mtext>kl</math:mtext>
                        </math:mrow>
                      </math:mstyle>
                    </math:mrow>
                  </math:mstyle>
                </math:msub>
              </math:mrow>
            </math:mfrac>
            <math:msub>
              <math:mo math:stretchy="false"></math:mo>
              <math:mstyle math:fontsize="8pt">
                <math:mrow>
                  <math:mi>S</math:mi>
                </math:mrow>
              </math:mstyle>
            </math:msub>
          </math:mrow>
        </math:mrow>
      </math:mstyle>
      <math:mrow/>
    </math:mrow>
    <math:annotation math:encoding="StarMath 5.0"> size 12{C rSub { size 8{ ital "ijkl"} }  rSup { size 8{S} } = {  {1}  over  {V} }  \(  {  { partial  rSup { size 8{2} } H}  over  { partial η rSub { size 8{ ital "ij"} }  partial η rSub { size 8{ ital "kl"} } } }  \)  rSub { size 8{S} } } {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over>
            <math:mi>V</math:mi>
            <math:mstyle math:fontsize="8pt">
              <math:mrow>
                <math:mi>↔</math:mi>
              </math:mrow>
            </math:mstyle>
          </math:mover>
        </math:mrow>
      </math:mstyle>
      <math:mrow/>
    </math:mrow>
    <math:annotation math:encoding="StarMath 5.0"> size 12{ {V}  cSup { size 8{↔} } } {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sub>
                <math:mi>V</math:mi>
                <math:mstyle math:fontsize="8pt">
                  <math:mrow>
                    <math:mn>0</math:mn>
                  </math:mrow>
                </math:mstyle>
              </math:msub>
              <math:mo math:stretchy="false">=</math:mo>
              <math:mtext>det</math:mtext>
            </math:mrow>
            <math:mover>
              <math:mi>V</math:mi>
              <math:mstyle math:fontsize="8pt">
                <math:mrow>
                  <math:mi>↔</math:mi>
                </math:mrow>
              </math:mstyle>
            </math:mover>
          </math:mrow>
        </math:mrow>
      </math:mstyle>
      <math:mrow/>
    </math:mrow>
    <math:annotation math:encoding="StarMath 5.0"> size 12{V rSub { size 8{0} } ="det" {V}  cSup { size 8{↔} } } {}</math:annotation>
  </math:semantics>
</math:math>
</file>